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10000000103DB40475113B5AD6.gif" manifest:media-type="image/gif"/>
  <manifest:file-entry manifest:full-path="Pictures/10000001000005A6000000B1E039A964384CD46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8cm" style:rel-width="100%" table:align="left" fo:background-color="#ffffff">
        <style:background-image/>
      </style:table-properties>
    </style:style>
    <style:style style:name="Tabela1.A" style:family="table-column">
      <style:table-column-properties style:column-width="3.6cm" style:rel-column-width="13105*"/>
    </style:style>
    <style:style style:name="Tabela1.B" style:family="table-column">
      <style:table-column-properties style:column-width="14.4cm" style:rel-column-width="52429*"/>
    </style:style>
    <style:style style:name="Tabela1.A1" style:family="table-cell">
      <style:table-cell-properties fo:background-color="#f0f0f0">
        <style:background-image/>
      </style:table-cell-properties>
    </style:style>
    <style:style style:name="Tabela1.A2" style:family="table-cell">
      <style:table-cell-properties style:vertical-align="middle"/>
    </style:style>
    <style:style style:name="Tabela2" style:family="table">
      <style:table-properties style:width="18cm" style:rel-width="100%" table:align="left" fo:background-color="#ffffff">
        <style:background-image/>
      </style:table-properties>
    </style:style>
    <style:style style:name="Tabela2.A" style:family="table-column">
      <style:table-column-properties style:column-width="3.598cm" style:rel-column-width="13102*"/>
    </style:style>
    <style:style style:name="Tabela2.B" style:family="table-column">
      <style:table-column-properties style:column-width="5.401cm" style:rel-column-width="19664*"/>
    </style:style>
    <style:style style:name="Tabela2.A1" style:family="table-cell">
      <style:table-cell-properties fo:background-color="#f0f0f0">
        <style:background-image/>
      </style:table-cell-properties>
    </style:style>
    <style:style style:name="Tabela2.B1" style:family="table-cell">
      <style:table-cell-properties fo:background-color="#ffffff">
        <style:background-image/>
      </style:table-cell-properties>
    </style:style>
    <style:style style:name="Tabela2.C1" style:family="table-cell">
      <style:table-cell-properties style:vertical-align="middle" fo:background-color="#f0f0f0">
        <style:background-image/>
      </style:table-cell-properties>
    </style:style>
    <style:style style:name="Tabela3" style:family="table">
      <style:table-properties style:width="18cm" style:rel-width="100%" table:align="left" fo:background-color="#ffffff">
        <style:background-image/>
      </style:table-properties>
    </style:style>
    <style:style style:name="Tabela3.A" style:family="table-column">
      <style:table-column-properties style:column-width="3.6cm" style:rel-column-width="13107*"/>
    </style:style>
    <style:style style:name="Tabela3.B" style:family="table-column">
      <style:table-column-properties style:column-width="14.4cm" style:rel-column-width="52428*"/>
    </style:style>
    <style:style style:name="Tabela3.A1" style:family="table-cell">
      <style:table-cell-properties fo:background-color="#f0f0f0">
        <style:background-image/>
      </style:table-cell-properties>
    </style:style>
    <style:style style:name="Tabela3.B1" style:family="table-cell">
      <style:table-cell-properties style:vertical-align="middle" fo:background-color="#ffffff">
        <style:background-image/>
      </style:table-cell-properties>
    </style:style>
    <style:style style:name="Tabela4" style:family="table">
      <style:table-properties style:width="18cm" style:rel-width="100%" table:align="center"/>
    </style:style>
    <style:style style:name="Tabela4.A" style:family="table-column">
      <style:table-column-properties style:column-width="2.242cm" style:rel-column-width="8162*"/>
    </style:style>
    <style:style style:name="Tabela4.B" style:family="table-column">
      <style:table-column-properties style:column-width="15.759cm" style:rel-column-width="57373*"/>
    </style:style>
    <style:style style:name="Tabela4.A1" style:family="table-cell">
      <style:table-cell-properties style:vertical-align="middle" fo:background-color="#bbbbbb" fo:padding="0.049cm" fo:border="none">
        <style:background-image/>
      </style:table-cell-properties>
    </style:style>
    <style:style style:name="Tabela4.B1" style:family="table-cell">
      <style:table-cell-properties style:vertical-align="middle" fo:padding="0.049cm" fo:border="none"/>
    </style:style>
    <style:style style:name="Tabela5" style:family="table">
      <style:table-properties style:width="18cm" style:rel-width="100%" table:align="left"/>
    </style:style>
    <style:style style:name="Tabela5.A" style:family="table-column">
      <style:table-column-properties style:column-width="18cm" style:rel-column-width="65535*"/>
    </style:style>
    <style:style style:name="Tabela5.A1" style:family="table-cell">
      <style:table-cell-properties style:vertical-align="middle" fo:padding="0.049cm" fo:border="0.05pt solid #cccccc"/>
    </style:style>
    <style:style style:name="Tabela6" style:family="table" style:master-page-name="HTML">
      <style:table-properties style:width="18cm" style:rel-width="100%" style:page-number="auto" table:align="left" fo:background-color="#ffffff">
        <style:background-image/>
      </style:table-properties>
    </style:style>
    <style:style style:name="Tabela6.A" style:family="table-column">
      <style:table-column-properties style:column-width="3.6cm" style:rel-column-width="13105*"/>
    </style:style>
    <style:style style:name="Tabela6.B" style:family="table-column">
      <style:table-column-properties style:column-width="14.4cm" style:rel-column-width="52430*"/>
    </style:style>
    <style:style style:name="Tabela6.A1" style:family="table-cell">
      <style:table-cell-properties fo:background-color="#f0f0f0">
        <style:background-image/>
      </style:table-cell-properties>
    </style:style>
    <style:style style:name="Tabela6.A2" style:family="table-cell">
      <style:table-cell-properties style:vertical-align="middle"/>
    </style:style>
    <style:style style:name="Tabela7" style:family="table">
      <style:table-properties style:width="18cm" style:rel-width="100%" table:align="left" fo:background-color="#ffffff">
        <style:background-image/>
      </style:table-properties>
    </style:style>
    <style:style style:name="Tabela7.A" style:family="table-column">
      <style:table-column-properties style:column-width="3.598cm" style:rel-column-width="13102*"/>
    </style:style>
    <style:style style:name="Tabela7.B" style:family="table-column">
      <style:table-column-properties style:column-width="5.401cm" style:rel-column-width="19664*"/>
    </style:style>
    <style:style style:name="Tabela7.A1" style:family="table-cell">
      <style:table-cell-properties fo:background-color="#f0f0f0">
        <style:background-image/>
      </style:table-cell-properties>
    </style:style>
    <style:style style:name="Tabela7.B1" style:family="table-cell">
      <style:table-cell-properties fo:background-color="#ffffff">
        <style:background-image/>
      </style:table-cell-properties>
    </style:style>
    <style:style style:name="Tabela7.C1" style:family="table-cell">
      <style:table-cell-properties style:vertical-align="middle" fo:background-color="#f0f0f0">
        <style:background-image/>
      </style:table-cell-properties>
    </style:style>
    <style:style style:name="Tabela8" style:family="table">
      <style:table-properties style:width="18cm" style:rel-width="100%" table:align="left" fo:background-color="#ffffff">
        <style:background-image/>
      </style:table-properties>
    </style:style>
    <style:style style:name="Tabela8.A" style:family="table-column">
      <style:table-column-properties style:column-width="3.6cm" style:rel-column-width="13107*"/>
    </style:style>
    <style:style style:name="Tabela8.B" style:family="table-column">
      <style:table-column-properties style:column-width="14.4cm" style:rel-column-width="52428*"/>
    </style:style>
    <style:style style:name="Tabela8.A1" style:family="table-cell">
      <style:table-cell-properties fo:background-color="#f0f0f0">
        <style:background-image/>
      </style:table-cell-properties>
    </style:style>
    <style:style style:name="Tabela8.B1" style:family="table-cell">
      <style:table-cell-properties style:vertical-align="middle" fo:background-color="#ffffff">
        <style:background-image/>
      </style:table-cell-properties>
    </style:style>
    <style:style style:name="Tabela9" style:family="table">
      <style:table-properties style:width="18cm" style:rel-width="100%" table:align="center"/>
    </style:style>
    <style:style style:name="Tabela9.A" style:family="table-column">
      <style:table-column-properties style:column-width="2.242cm" style:rel-column-width="8162*"/>
    </style:style>
    <style:style style:name="Tabela9.B" style:family="table-column">
      <style:table-column-properties style:column-width="15.759cm" style:rel-column-width="57373*"/>
    </style:style>
    <style:style style:name="Tabela9.A1" style:family="table-cell">
      <style:table-cell-properties style:vertical-align="middle" fo:background-color="#bbbbbb" fo:padding="0.049cm" fo:border="none">
        <style:background-image/>
      </style:table-cell-properties>
    </style:style>
    <style:style style:name="Tabela9.B1" style:family="table-cell">
      <style:table-cell-properties style:vertical-align="middle" fo:padding="0.049cm" fo:border="none"/>
    </style:style>
    <style:style style:name="Tabela10" style:family="table">
      <style:table-properties style:width="18cm" style:rel-width="100%" table:align="left"/>
    </style:style>
    <style:style style:name="Tabela10.A" style:family="table-column">
      <style:table-column-properties style:column-width="18cm" style:rel-column-width="65535*"/>
    </style:style>
    <style:style style:name="Tabela10.A1" style:family="table-cell">
      <style:table-cell-properties style:vertical-align="middle" fo:padding="0.049cm" fo:border="0.05pt solid #cccccc"/>
    </style:style>
    <style:style style:name="Tabela11" style:family="table">
      <style:table-properties style:width="18cm" style:rel-width="100%" fo:break-before="page" table:align="left" fo:background-color="#ffffff">
        <style:background-image/>
      </style:table-properties>
    </style:style>
    <style:style style:name="Tabela11.A" style:family="table-column">
      <style:table-column-properties style:column-width="3.586cm" style:rel-column-width="13054*"/>
    </style:style>
    <style:style style:name="Tabela11.B" style:family="table-column">
      <style:table-column-properties style:column-width="14.415cm" style:rel-column-width="52480*"/>
    </style:style>
    <style:style style:name="Tabela11.A1" style:family="table-cell">
      <style:table-cell-properties fo:background-color="#f0f0f0" fo:padding="0cm" fo:border="none">
        <style:background-image/>
      </style:table-cell-properties>
    </style:style>
    <style:style style:name="Tabela11.A2" style:family="table-cell">
      <style:table-cell-properties style:vertical-align="middle" fo:padding="0cm" fo:border="none"/>
    </style:style>
    <style:style style:name="Tabela12" style:family="table">
      <style:table-properties style:width="18cm" style:rel-width="100%" table:align="left" fo:background-color="#ffffff">
        <style:background-image/>
      </style:table-properties>
    </style:style>
    <style:style style:name="Tabela12.A" style:family="table-column">
      <style:table-column-properties style:column-width="3.586cm" style:rel-column-width="13054*"/>
    </style:style>
    <style:style style:name="Tabela12.B" style:family="table-column">
      <style:table-column-properties style:column-width="5.415cm" style:rel-column-width="19713*"/>
    </style:style>
    <style:style style:name="Tabela12.A1" style:family="table-cell">
      <style:table-cell-properties fo:background-color="#f0f0f0" fo:padding="0cm" fo:border="none">
        <style:background-image/>
      </style:table-cell-properties>
    </style:style>
    <style:style style:name="Tabela12.B1" style:family="table-cell">
      <style:table-cell-properties fo:background-color="#ffffff" fo:padding="0cm" fo:border="none">
        <style:background-image/>
      </style:table-cell-properties>
    </style:style>
    <style:style style:name="Tabela12.C1" style:family="table-cell">
      <style:table-cell-properties style:vertical-align="middle" fo:background-color="#f0f0f0" fo:padding="0cm" fo:border="none">
        <style:background-image/>
      </style:table-cell-properties>
    </style:style>
    <style:style style:name="Tabela13" style:family="table">
      <style:table-properties style:width="18cm" style:rel-width="100%" table:align="left" fo:background-color="#ffffff">
        <style:background-image/>
      </style:table-properties>
    </style:style>
    <style:style style:name="Tabela13.A" style:family="table-column">
      <style:table-column-properties style:column-width="3.584cm" style:rel-column-width="13050*"/>
    </style:style>
    <style:style style:name="Tabela13.B" style:family="table-column">
      <style:table-column-properties style:column-width="14.416cm" style:rel-column-width="52484*"/>
    </style:style>
    <style:style style:name="Tabela13.A1" style:family="table-cell">
      <style:table-cell-properties fo:background-color="#f0f0f0" fo:padding="0cm" fo:border="none">
        <style:background-image/>
      </style:table-cell-properties>
    </style:style>
    <style:style style:name="Tabela13.B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ela14" style:family="table">
      <style:table-properties style:width="18cm" style:rel-width="100%" table:align="center"/>
    </style:style>
    <style:style style:name="Tabela14.A" style:family="table-column">
      <style:table-column-properties style:column-width="2.249cm" style:rel-column-width="8188*"/>
    </style:style>
    <style:style style:name="Tabela14.B" style:family="table-column">
      <style:table-column-properties style:column-width="15.752cm" style:rel-column-width="57346*"/>
    </style:style>
    <style:style style:name="Tabela14.A1" style:family="table-cell">
      <style:table-cell-properties style:vertical-align="middle" fo:background-color="#bbbbbb" fo:padding="0cm" fo:border="none">
        <style:background-image/>
      </style:table-cell-properties>
    </style:style>
    <style:style style:name="Tabela14.B1" style:family="table-cell">
      <style:table-cell-properties style:vertical-align="middle" fo:padding="0cm" fo:border="none"/>
    </style:style>
    <style:style style:name="Tabela15" style:family="table">
      <style:table-properties style:width="18cm" style:rel-width="100%" table:align="left"/>
    </style:style>
    <style:style style:name="Tabela15.A" style:family="table-column">
      <style:table-column-properties style:column-width="18cm" style:rel-column-width="65535*"/>
    </style:style>
    <style:style style:name="Tabela15.A1" style:family="table-cell">
      <style:table-cell-properties style:vertical-align="middle" fo:padding="0.049cm" fo:border="0.05pt solid #cccccc"/>
    </style:style>
    <style:style style:name="Tabela16" style:family="table" style:master-page-name="HTML">
      <style:table-properties style:width="18cm" style:rel-width="100%" style:page-number="auto" table:align="left" fo:background-color="#ffffff">
        <style:background-image/>
      </style:table-properties>
    </style:style>
    <style:style style:name="Tabela16.A" style:family="table-column">
      <style:table-column-properties style:column-width="3.6cm" style:rel-column-width="13105*"/>
    </style:style>
    <style:style style:name="Tabela16.B" style:family="table-column">
      <style:table-column-properties style:column-width="14.4cm" style:rel-column-width="52430*"/>
    </style:style>
    <style:style style:name="Tabela16.A1" style:family="table-cell">
      <style:table-cell-properties fo:background-color="#f0f0f0">
        <style:background-image/>
      </style:table-cell-properties>
    </style:style>
    <style:style style:name="Tabela16.A2" style:family="table-cell">
      <style:table-cell-properties style:vertical-align="middle"/>
    </style:style>
    <style:style style:name="Tabela17" style:family="table">
      <style:table-properties style:width="18cm" style:rel-width="100%" table:align="left" fo:background-color="#ffffff">
        <style:background-image/>
      </style:table-properties>
    </style:style>
    <style:style style:name="Tabela17.A" style:family="table-column">
      <style:table-column-properties style:column-width="3.598cm" style:rel-column-width="13102*"/>
    </style:style>
    <style:style style:name="Tabela17.B" style:family="table-column">
      <style:table-column-properties style:column-width="5.401cm" style:rel-column-width="19664*"/>
    </style:style>
    <style:style style:name="Tabela17.A1" style:family="table-cell">
      <style:table-cell-properties fo:background-color="#f0f0f0">
        <style:background-image/>
      </style:table-cell-properties>
    </style:style>
    <style:style style:name="Tabela17.B1" style:family="table-cell">
      <style:table-cell-properties fo:background-color="#ffffff">
        <style:background-image/>
      </style:table-cell-properties>
    </style:style>
    <style:style style:name="Tabela17.C1" style:family="table-cell">
      <style:table-cell-properties style:vertical-align="middle" fo:background-color="#f0f0f0">
        <style:background-image/>
      </style:table-cell-properties>
    </style:style>
    <style:style style:name="Tabela18" style:family="table">
      <style:table-properties style:width="18cm" style:rel-width="100%" table:align="left" fo:background-color="#ffffff">
        <style:background-image/>
      </style:table-properties>
    </style:style>
    <style:style style:name="Tabela18.A" style:family="table-column">
      <style:table-column-properties style:column-width="3.6cm" style:rel-column-width="13107*"/>
    </style:style>
    <style:style style:name="Tabela18.B" style:family="table-column">
      <style:table-column-properties style:column-width="14.4cm" style:rel-column-width="52428*"/>
    </style:style>
    <style:style style:name="Tabela18.A1" style:family="table-cell">
      <style:table-cell-properties fo:background-color="#f0f0f0">
        <style:background-image/>
      </style:table-cell-properties>
    </style:style>
    <style:style style:name="Tabela18.B1" style:family="table-cell">
      <style:table-cell-properties style:vertical-align="middle" fo:background-color="#ffffff">
        <style:background-image/>
      </style:table-cell-properties>
    </style:style>
    <style:style style:name="Tabela19" style:family="table">
      <style:table-properties style:width="18cm" style:rel-width="100%" table:align="center"/>
    </style:style>
    <style:style style:name="Tabela19.A" style:family="table-column">
      <style:table-column-properties style:column-width="2.242cm" style:rel-column-width="8162*"/>
    </style:style>
    <style:style style:name="Tabela19.B" style:family="table-column">
      <style:table-column-properties style:column-width="15.759cm" style:rel-column-width="57373*"/>
    </style:style>
    <style:style style:name="Tabela19.A1" style:family="table-cell">
      <style:table-cell-properties style:vertical-align="middle" fo:background-color="#bbbbbb" fo:padding="0.049cm" fo:border="none">
        <style:background-image/>
      </style:table-cell-properties>
    </style:style>
    <style:style style:name="Tabela19.B1" style:family="table-cell">
      <style:table-cell-properties style:vertical-align="middle" fo:padding="0.049cm" fo:border="none"/>
    </style:style>
    <style:style style:name="Tabela20" style:family="table">
      <style:table-properties style:width="18cm" style:rel-width="100%" table:align="left"/>
    </style:style>
    <style:style style:name="Tabela20.A" style:family="table-column">
      <style:table-column-properties style:column-width="18cm" style:rel-column-width="65535*"/>
    </style:style>
    <style:style style:name="Tabela20.A1" style:family="table-cell">
      <style:table-cell-properties style:vertical-align="middle" fo:padding="0.049cm" fo:border="0.05pt solid #cccccc"/>
    </style:style>
    <style:style style:name="P1" style:family="paragraph" style:parent-style-name="Heading_20_3">
      <style:text-properties officeooo:paragraph-rsid="001c08aa"/>
    </style:style>
    <style:style style:name="P2" style:family="paragraph" style:parent-style-name="Heading_20_3">
      <style:paragraph-properties fo:margin-left="0cm" fo:margin-right="0cm" fo:text-indent="0cm" style:auto-text-indent="false"/>
    </style:style>
    <style:style style:name="P3" style:family="paragraph" style:parent-style-name="Table_20_Contents">
      <style:paragraph-properties fo:margin-top="0cm" fo:margin-bottom="0.499cm" style:contextual-spacing="false"/>
    </style:style>
    <style:style style:name="P4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</style:style>
    <style:style style:name="P5" style:family="paragraph" style:parent-style-name="Table_20_Contents">
      <style:paragraph-properties fo:margin-left="0cm" fo:margin-right="0cm" fo:text-indent="0cm" style:auto-text-indent="false"/>
    </style:style>
    <style:style style:name="P6" style:family="paragraph" style:parent-style-name="Table_20_Contents">
      <style:text-properties fo:font-weight="bold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fo:font-weight="bold"/>
    </style:style>
    <style:style style:name="P8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fo:font-weight="bold"/>
    </style:style>
    <style:style style:name="P9" style:family="paragraph" style:parent-style-name="Table_20_Contents">
      <style:paragraph-properties fo:margin-top="0cm" fo:margin-bottom="0.499cm" style:contextual-spacing="false"/>
      <style:text-properties fo:font-weight="bold"/>
    </style:style>
    <style:style style:name="P10" style:family="paragraph" style:parent-style-name="Table_20_Contents">
      <style:text-properties fo:font-weight="bold" officeooo:paragraph-rsid="001c08aa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fo:font-weight="bold" officeooo:paragraph-rsid="001c08aa"/>
    </style:style>
    <style:style style:name="P12" style:family="paragraph" style:parent-style-name="Table_20_Contents">
      <style:paragraph-properties fo:margin-top="0cm" fo:margin-bottom="0.499cm" style:contextual-spacing="false"/>
      <style:text-properties fo:font-weight="bold" officeooo:paragraph-rsid="001c08aa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officeooo:paragraph-rsid="001c08aa"/>
    </style:style>
    <style:style style:name="P15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/>
    </style:style>
    <style:style style:name="P16" style:family="paragraph" style:parent-style-name="Table_20_Contents" style:list-style-name="L1">
      <style:paragraph-properties fo:margin-top="0cm" fo:margin-bottom="0.499cm" style:contextual-spacing="false"/>
    </style:style>
    <style:style style:name="P17" style:family="paragraph" style:parent-style-name="Table_20_Contents" style:list-style-name="L2"/>
    <style:style style:name="P18" style:family="paragraph" style:parent-style-name="Table_20_Contents" style:list-style-name="L2">
      <style:paragraph-properties fo:margin-top="0cm" fo:margin-bottom="0.499cm" style:contextual-spacing="false"/>
    </style:style>
    <style:style style:name="P19" style:family="paragraph" style:parent-style-name="Table_20_Contents" style:list-style-name="L3"/>
    <style:style style:name="P20" style:family="paragraph" style:parent-style-name="Table_20_Contents" style:list-style-name="L3">
      <style:paragraph-properties fo:margin-top="0cm" fo:margin-bottom="0.499cm" style:contextual-spacing="false"/>
    </style:style>
    <style:style style:name="P21" style:family="paragraph" style:parent-style-name="Table_20_Contents" style:list-style-name="L4"/>
    <style:style style:name="P22" style:family="paragraph" style:parent-style-name="Table_20_Contents" style:list-style-name="L4">
      <style:paragraph-properties fo:margin-top="0cm" fo:margin-bottom="0.499cm" style:contextual-spacing="false"/>
    </style:style>
    <style:style style:name="P23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officeooo:paragraph-rsid="001c08aa"/>
    </style:style>
    <style:style style:name="P24" style:family="paragraph" style:parent-style-name="Table_20_Contents">
      <style:paragraph-properties fo:margin-left="0cm" fo:margin-right="0cm" fo:text-indent="0cm" style:auto-text-indent="false"/>
      <style:text-properties officeooo:paragraph-rsid="001c08aa"/>
    </style:style>
    <style:style style:name="P25" style:family="paragraph" style:parent-style-name="Table_20_Contents">
      <style:text-properties officeooo:paragraph-rsid="001c08aa"/>
    </style:style>
    <style:style style:name="P26" style:family="paragraph" style:parent-style-name="Table_20_Contents">
      <style:paragraph-properties fo:margin-top="0cm" fo:margin-bottom="0.499cm" style:contextual-spacing="false"/>
      <style:text-properties officeooo:paragraph-rsid="001c08aa"/>
    </style:style>
    <style:style style:name="P27" style:family="paragraph" style:parent-style-name="Table_20_Contents" style:list-style-name="L5">
      <style:paragraph-properties fo:margin-left="0cm" fo:margin-right="0cm" fo:margin-top="0cm" fo:margin-bottom="0.499cm" style:contextual-spacing="false" fo:text-indent="0cm" style:auto-text-indent="false"/>
    </style:style>
    <style:style style:name="P28" style:family="paragraph" style:parent-style-name="Table_20_Contents" style:list-style-name="L6">
      <style:paragraph-properties fo:margin-top="0cm" fo:margin-bottom="0.499cm" style:contextual-spacing="false"/>
    </style:style>
    <style:style style:name="P29" style:family="paragraph" style:parent-style-name="Table_20_Contents" style:list-style-name="L6">
      <style:paragraph-properties fo:margin-left="0cm" fo:margin-right="0cm" fo:margin-top="0cm" fo:margin-bottom="0.499cm" style:contextual-spacing="false" fo:text-indent="0cm" style:auto-text-indent="false"/>
    </style:style>
    <style:style style:name="P30" style:family="paragraph" style:parent-style-name="Table_20_Contents" style:list-style-name="L7">
      <style:paragraph-properties fo:margin-top="0cm" fo:margin-bottom="0.499cm" style:contextual-spacing="false"/>
    </style:style>
    <style:style style:name="P31" style:family="paragraph" style:parent-style-name="Table_20_Contents" style:list-style-name="L7">
      <style:paragraph-properties fo:margin-left="0cm" fo:margin-right="0cm" fo:margin-top="0cm" fo:margin-bottom="0.499cm" style:contextual-spacing="false" fo:text-indent="0cm" style:auto-text-indent="false"/>
    </style:style>
    <style:style style:name="P32" style:family="paragraph" style:parent-style-name="Table_20_Contents" style:list-style-name="L8">
      <style:paragraph-properties fo:margin-top="0cm" fo:margin-bottom="0.499cm" style:contextual-spacing="false"/>
    </style:style>
    <style:style style:name="P33" style:family="paragraph" style:parent-style-name="Table_20_Contents" style:list-style-name="L8">
      <style:paragraph-properties fo:margin-left="0cm" fo:margin-right="0cm" fo:margin-top="0cm" fo:margin-bottom="0.499cm" style:contextual-spacing="false" fo:text-indent="0cm" style:auto-text-indent="false"/>
    </style:style>
    <style:style style:name="P34" style:family="paragraph" style:parent-style-name="Table_20_Contents" style:list-style-name="L9">
      <style:paragraph-properties fo:margin-top="0cm" fo:margin-bottom="0.499cm" style:contextual-spacing="false"/>
      <style:text-properties officeooo:paragraph-rsid="001c08aa"/>
    </style:style>
    <style:style style:name="P35" style:family="paragraph" style:parent-style-name="Table_20_Contents" style:list-style-name="L10">
      <style:text-properties officeooo:paragraph-rsid="001c08aa"/>
    </style:style>
    <style:style style:name="P36" style:family="paragraph" style:parent-style-name="Table_20_Contents" style:list-style-name="L10">
      <style:paragraph-properties fo:margin-top="0cm" fo:margin-bottom="0.499cm" style:contextual-spacing="false"/>
      <style:text-properties officeooo:paragraph-rsid="001c08aa"/>
    </style:style>
    <style:style style:name="P37" style:family="paragraph" style:parent-style-name="Table_20_Contents" style:list-style-name="L11">
      <style:text-properties officeooo:paragraph-rsid="001c08aa"/>
    </style:style>
    <style:style style:name="P38" style:family="paragraph" style:parent-style-name="Table_20_Contents" style:list-style-name="L11">
      <style:paragraph-properties fo:margin-top="0cm" fo:margin-bottom="0.499cm" style:contextual-spacing="false"/>
      <style:text-properties officeooo:paragraph-rsid="001c08aa"/>
    </style:style>
    <style:style style:name="P39" style:family="paragraph" style:parent-style-name="Table_20_Contents" style:list-style-name="L12">
      <style:text-properties officeooo:paragraph-rsid="001c08aa"/>
    </style:style>
    <style:style style:name="P40" style:family="paragraph" style:parent-style-name="Table_20_Contents" style:list-style-name="L12">
      <style:paragraph-properties fo:margin-top="0cm" fo:margin-bottom="0.499cm" style:contextual-spacing="false"/>
      <style:text-properties officeooo:paragraph-rsid="001c08aa"/>
    </style:style>
    <style:style style:name="P41" style:family="paragraph" style:parent-style-name="Text_20_body" style:master-page-name="HTML">
      <style:paragraph-properties style:page-number="auto"/>
    </style:style>
    <style:style style:name="P42" style:family="paragraph" style:parent-style-name="Text_20_body">
      <style:paragraph-properties fo:margin-top="0cm" fo:margin-bottom="0cm" style:contextual-spacing="false"/>
    </style:style>
    <style:style style:name="P43" style:family="paragraph" style:parent-style-name="Text_20_body">
      <style:text-properties officeooo:paragraph-rsid="001c08aa"/>
    </style:style>
    <style:style style:name="P44" style:family="paragraph" style:parent-style-name="Text_20_body">
      <style:paragraph-properties fo:margin-top="0cm" fo:margin-bottom="0cm" style:contextual-spacing="false"/>
      <style:text-properties officeooo:paragraph-rsid="001c08aa"/>
    </style:style>
    <style:style style:name="P45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46" style:family="paragraph" style:parent-style-name="Text_20_body">
      <style:paragraph-properties fo:margin-left="0cm" fo:margin-right="0cm" fo:text-indent="0cm" style:auto-text-indent="false" fo:padding="0.049cm" fo:border="0.06pt solid #e3e3e3"/>
    </style:style>
    <style:style style:name="P47" style:family="paragraph" style:parent-style-name="Text_20_body">
      <style:text-properties officeooo:rsid="001c08aa" officeooo:paragraph-rsid="001c08aa"/>
    </style:style>
    <style:style style:name="P48" style:family="paragraph" style:parent-style-name="Text_20_body" style:list-style-name="L16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49" style:family="paragraph" style:parent-style-name="Text_20_body" style:list-style-name="L16">
      <style:paragraph-properties fo:margin-left="0cm" fo:margin-right="0cm" fo:text-indent="0cm" style:auto-text-indent="false" fo:padding="0.049cm" fo:border="0.06pt solid #e3e3e3"/>
    </style:style>
    <style:style style:name="P50" style:family="paragraph" style:parent-style-name="Text_20_body" style:list-style-name="L17">
      <style:paragraph-properties fo:margin-left="0cm" fo:margin-right="0cm" fo:text-indent="0cm" style:auto-text-indent="false" fo:padding="0.049cm" fo:border="0.06pt solid #e3e3e3"/>
    </style:style>
    <style:style style:name="P51" style:family="paragraph" style:parent-style-name="Text_20_body" style:list-style-name="L18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52" style:family="paragraph" style:parent-style-name="Text_20_body" style:list-style-name="L18">
      <style:paragraph-properties fo:margin-left="0cm" fo:margin-right="0cm" fo:text-indent="0cm" style:auto-text-indent="false" fo:padding="0.049cm" fo:border="0.06pt solid #e3e3e3"/>
    </style:style>
    <style:style style:name="P53" style:family="paragraph" style:parent-style-name="Text_20_body" style:list-style-name="L19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54" style:family="paragraph" style:parent-style-name="Text_20_body" style:list-style-name="L19">
      <style:paragraph-properties fo:margin-left="0cm" fo:margin-right="0cm" fo:text-indent="0cm" style:auto-text-indent="false" fo:padding="0.049cm" fo:border="0.06pt solid #e3e3e3"/>
    </style:style>
    <style:style style:name="P55" style:family="paragraph" style:parent-style-name="Text_20_body" style:list-style-name="L20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56" style:family="paragraph" style:parent-style-name="Text_20_body" style:list-style-name="L20">
      <style:paragraph-properties fo:margin-left="0cm" fo:margin-right="0cm" fo:text-indent="0cm" style:auto-text-indent="false" fo:padding="0.049cm" fo:border="0.06pt solid #e3e3e3"/>
    </style:style>
    <style:style style:name="P57" style:family="paragraph" style:parent-style-name="Text_20_body" style:list-style-name="L21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58" style:family="paragraph" style:parent-style-name="Text_20_body" style:list-style-name="L21">
      <style:paragraph-properties fo:margin-left="0cm" fo:margin-right="0cm" fo:text-indent="0cm" style:auto-text-indent="false" fo:padding="0.049cm" fo:border="0.06pt solid #e3e3e3"/>
    </style:style>
    <style:style style:name="P59" style:family="paragraph" style:parent-style-name="Text_20_body" style:list-style-name="L22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60" style:family="paragraph" style:parent-style-name="Text_20_body" style:list-style-name="L22">
      <style:paragraph-properties fo:margin-left="0cm" fo:margin-right="0cm" fo:text-indent="0cm" style:auto-text-indent="false" fo:padding="0.049cm" fo:border="0.06pt solid #e3e3e3"/>
    </style:style>
    <style:style style:name="T1" style:family="text">
      <style:text-properties fo:font-weight="bold"/>
    </style:style>
    <style:style style:name="T2" style:family="text">
      <style:text-properties fo:color="#ffffff" loext:opacity="100%" fo:font-weight="bold"/>
    </style:style>
    <style:style style:name="T3" style:family="text">
      <style:text-properties loext:padding="0.049cm" loext:border="0.06pt solid #e3e3e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a xlink:type="simple" xlink:href="https://miro.com/welcomeonboard/WDRvcmY5akFOYTd4ZWM5T3lJdExtMWtsaExZMDdVNzhFblp1VzBMcmEzVFh0RHl4eWJTRlJvRXpWck5IVVBCaHwzNDU4NzY0NTgzOTkyMjM3MDAyfDI=?share_link_id=88562533901" text:style-name="Internet_20_link" text:visited-style-name="Visited_20_Internet_20_Link">https://miro.com/welcomeonboard/WDRvcmY5akFOYTd4ZWM5T3lJdExtMWtsaExZMDdVNzhFblp1VzBMcmEzVFh0RHl4eWJTRlJvRXpWck5IVVBCaHwzNDU4NzY0NTgzOTkyMjM3MDAyfDI=?share_link_id=88562533901</text:a></text:p>
      <text:p text:style-name="Text_20_body"/>
      <text:p text:style-name="Text_20_body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4"><text:a xlink:type="simple" xlink:href="https://trilha-qa-dio.atlassian.net/browse/SCRUM-8" text:style-name="Internet_20_link" text:visited-style-name="Visited_20_Internet_20_Link"><text:bookmark text:name="parent_issue_summary"/><text:span text:style-name="T1">Quantidade de intes adicionados no carrinho.</text:span></text:a> (<text:bookmark text:name="parent_issue_key"/><text:a xlink:type="simple" xlink:href="https://trilha-qa-dio.atlassian.net/browse/SCRUM-8" text:style-name="Internet_20_link" text:visited-style-name="Visited_20_Internet_20_Link">SCRUM-8</text:a>) </text:p>
            <text:h text:style-name="Heading_20_3" text:outline-level="3"><draw:frame draw:style-name="fr2" draw:name="Figura1" text:anchor-type="as-char" svg:width="0.339cm" svg:height="0.339cm" draw:z-index="0"><draw:image xlink:href="https://trilha-qa-dio.atlassian.net/images/icons/link_out_bot.gif" xlink:type="simple" xlink:show="embed" xlink:actuate="onLoad" draw:mime-type="image/gif"/></draw:frame><text:s/>[SCRUM-9] <text:a xlink:type="simple" xlink:href="https://trilha-qa-dio.atlassian.net/browse/SCRUM-9" text:style-name="Internet_20_link" text:visited-style-name="Visited_20_Internet_20_Link">Como usuário gostaria de poder ajustar a quantidade de itens adicionados ao meu carrinho de compras.</text:a> Criado: 29/mar/24  Atualizado(a): 29/mar/24 </text:h>
          </table:table-cell>
          <table:covered-table-cell/>
        </table:table-row>
        <table:table-row>
          <table:table-cell table:style-name="Tabela1.A2" office:value-type="string">
            <text:p text:style-name="P6">Status:</text:p>
          </table:table-cell>
          <table:table-cell table:style-name="Tabela1.A2" office:value-type="string">
            <text:p text:style-name="Table_20_Contents">Tarefas pendentes</text:p>
          </table:table-cell>
        </table:table-row>
        <table:table-row>
          <table:table-cell table:style-name="Tabela1.A2" office:value-type="string">
            <text:p text:style-name="P6">Projeto:</text:p>
          </table:table-cell>
          <table:table-cell table:style-name="Tabela1.A2" office:value-type="string">
            <text:p text:style-name="Table_20_Contents"><text:a xlink:type="simple" xlink:href="https://trilha-qa-dio.atlassian.net/secure/BrowseProject.jspa?id=10000" text:style-name="Internet_20_link" text:visited-style-name="Visited_20_Internet_20_Link">SwagLabsShopping - QA DIO</text:a></text:p>
          </table:table-cell>
        </table:table-row>
        <table:table-row>
          <table:table-cell table:style-name="Tabela1.A2" office:value-type="string">
            <text:p text:style-name="P6">Componentes:</text:p>
          </table:table-cell>
          <table:table-cell table:style-name="Tabela1.A2" office:value-type="string">
            <text:p text:style-name="Table_20_Contents">Nenhum </text:p>
          </table:table-cell>
        </table:table-row>
        <table:table-row>
          <table:table-cell table:style-name="Tabela1.A2" office:value-type="string">
            <text:p text:style-name="P6">Versões afetadas:</text:p>
          </table:table-cell>
          <table:table-cell table:style-name="Tabela1.A2" office:value-type="string">
            <text:p text:style-name="Table_20_Contents">Nenhum </text:p>
          </table:table-cell>
        </table:table-row>
        <table:table-row>
          <table:table-cell table:style-name="Tabela1.A2" office:value-type="string">
            <text:p text:style-name="P6">Versões corrigidas:</text:p>
          </table:table-cell>
          <table:table-cell table:style-name="Tabela1.A2" office:value-type="string">
            <text:p text:style-name="Table_20_Contents">Nenhum </text:p>
          </table:table-cell>
        </table:table-row>
        <table:table-row>
          <table:table-cell table:style-name="Tabela1.A2" office:value-type="string">
            <text:p text:style-name="P6">Pai:</text:p>
          </table:table-cell>
          <table:table-cell table:style-name="Tabela1.A2" office:value-type="string">
            <text:p text:style-name="Table_20_Contents"><text:a xlink:type="simple" xlink:href="https://trilha-qa-dio.atlassian.net/browse/SCRUM-8" text:style-name="Internet_20_link" text:visited-style-name="Visited_20_Internet_20_Link">Quantidade de intes adicionados no carrinho.</text:a></text:p>
          </table:table-cell>
        </table:table-row>
      </table:table>
      <text:p text:style-name="P42"/>
      <table:table table:name="Tabela2" table:style-name="Tabela2">
        <table:table-column table:style-name="Tabela2.A"/>
        <table:table-column table:style-name="Tabela2.B"/>
        <table:table-column table:style-name="Tabela2.A"/>
        <table:table-column table:style-name="Tabela2.B"/>
        <table:table-row>
          <table:table-cell table:style-name="Tabela2.A1" office:value-type="string">
            <text:p text:style-name="Table_20_Contents"><text:span text:style-name="T1">Tipo:</text:span> </text:p>
          </table:table-cell>
          <table:table-cell table:style-name="Tabela2.B1" office:value-type="string">
            <text:p text:style-name="Table_20_Contents">História </text:p>
          </table:table-cell>
          <table:table-cell table:style-name="Tabela2.C1" office:value-type="string">
            <text:p text:style-name="Table_20_Contents"><text:span text:style-name="T1">Prioridade:</text:span> </text:p>
          </table:table-cell>
          <table:table-cell table:style-name="Tabela2.B1" office:value-type="string">
            <text:p text:style-name="Table_20_Contents">Medium </text:p>
          </table:table-cell>
        </table:table-row>
        <table:table-row>
          <table:table-cell table:style-name="Tabela2.A1" office:value-type="string">
            <text:p text:style-name="Table_20_Contents"><text:span text:style-name="T1">Relator:</text:span> </text:p>
          </table:table-cell>
          <table:table-cell table:style-name="Tabela2.B1" office:value-type="string">
            <text:p text:style-name="P5"><text:a xlink:type="simple" xlink:href="https://trilha-qa-dio.atlassian.net/secure/ViewProfile.jspa?accountId=712020%3A250b079d-a3f1-4e3e-ac69-85637af3b03d" text:style-name="Internet_20_link" text:visited-style-name="Visited_20_Internet_20_Link"><text:bookmark text:name="word_reporter_712020:250b079d-a3f1-4e3e-ac69-85637af3b03d"/>GUILHERME BAREA </text:a></text:p>
          </table:table-cell>
          <table:table-cell table:style-name="Tabela2.C1" office:value-type="string">
            <text:p text:style-name="Table_20_Contents"><text:span text:style-name="T1">Responsável:</text:span> </text:p>
          </table:table-cell>
          <table:table-cell table:style-name="Tabela2.B1" office:value-type="string">
            <text:p text:style-name="Table_20_Contents">Não atribuído </text:p>
          </table:table-cell>
        </table:table-row>
        <table:table-row>
          <table:table-cell table:style-name="Tabela2.C1" office:value-type="string">
            <text:p text:style-name="Table_20_Contents"><text:span text:style-name="T1">Resolução:</text:span> </text:p>
          </table:table-cell>
          <table:table-cell table:style-name="Tabela2.B1" office:value-type="string">
            <text:p text:style-name="Table_20_Contents">Não resolvido(s) </text:p>
          </table:table-cell>
          <table:table-cell table:style-name="Tabela2.C1" office:value-type="string">
            <text:p text:style-name="Table_20_Contents"><text:span text:style-name="T1">Votos:</text:span> </text:p>
          </table:table-cell>
          <table:table-cell table:style-name="Tabela2.B1" office:value-type="string">
            <text:p text:style-name="Table_20_Contents">0 </text:p>
          </table:table-cell>
        </table:table-row>
        <table:table-row>
          <table:table-cell table:style-name="Tabela2.C1" office:value-type="string">
            <text:p text:style-name="P5"><text:span text:style-name="T1">Categorias:</text:span> <text:bookmark text:name="labels-10030-value"/></text:p>
          </table:table-cell>
          <table:table-cell table:style-name="Tabela2.B1" table:number-columns-spanned="3" office:value-type="string">
            <text:p text:style-name="Table_20_Contents">Nenhum </text:p>
          </table:table-cell>
          <table:covered-table-cell/>
          <table:covered-table-cell/>
        </table:table-row>
        <table:table-row>
          <table:table-cell table:style-name="Tabela2.C1" office:value-type="string">
            <text:p text:style-name="P6">Estimativa de trabalho restante:</text:p>
          </table:table-cell>
          <table:table-cell table:style-name="Tabela2.B1" table:number-columns-spanned="3" office:value-type="string">
            <text:p text:style-name="Table_20_Contents">Desconhecido </text:p>
          </table:table-cell>
          <table:covered-table-cell/>
          <table:covered-table-cell/>
        </table:table-row>
        <table:table-row>
          <table:table-cell table:style-name="Tabela2.C1" office:value-type="string">
            <text:p text:style-name="P6">Tempo gasto:</text:p>
          </table:table-cell>
          <table:table-cell table:style-name="Tabela2.B1" table:number-columns-spanned="3" office:value-type="string">
            <text:p text:style-name="Table_20_Contents">Desconhecido </text:p>
          </table:table-cell>
          <table:covered-table-cell/>
          <table:covered-table-cell/>
        </table:table-row>
        <table:table-row>
          <table:table-cell table:style-name="Tabela2.C1" office:value-type="string">
            <text:p text:style-name="P6">Estimativa original:</text:p>
          </table:table-cell>
          <table:table-cell table:style-name="Tabela2.B1" table:number-columns-spanned="3" office:value-type="string">
            <text:p text:style-name="Table_20_Contents">Desconhecido </text:p>
          </table:table-cell>
          <table:covered-table-cell/>
          <table:covered-table-cell/>
        </table:table-row>
      </table:table>
      <text:p text:style-name="P42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7">Rank:<text:bookmark text:name="customfield_10019-10030-value"/></text:p>
          </table:table-cell>
          <table:table-cell table:style-name="Tabela3.B1" office:value-type="string">
            <text:p text:style-name="Table_20_Contents">0|i00067: </text:p>
          </table:table-cell>
        </table:table-row>
        <table:table-row>
          <table:table-cell table:style-name="Tabela3.A1" office:value-type="string">
            <text:p text:style-name="P7">Sprint:<text:bookmark text:name="customfield_10020-10030-value"/></text:p>
          </table:table-cell>
          <table:table-cell table:style-name="Tabela3.B1" office:value-type="string">
            <text:p text:style-name="Table_20_Contents">quadro Sprint 1</text:p>
          </table:table-cell>
        </table:table-row>
      </table:table>
      <text:p text:style-name="P42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3"> <text:span text:style-name="T2">Descrição</text:span>  </text:p>
          </table:table-cell>
          <table:table-cell table:style-name="Tabela4.B1" office:value-type="string">
            <text:p text:style-name="Table_20_Contents"> </text:p>
          </table:table-cell>
        </table:table-row>
      </table:table>
      <table:table table:name="Tabela5" table:style-name="Tabela5">
        <table:table-column table:style-name="Tabela5.A"/>
        <table:table-row>
          <table:table-cell table:style-name="Tabela5.A1" office:value-type="string">
            <text:p text:style-name="P4"><text:bookmark text:name="descriptionArea"/><text:span text:style-name="T1">Valor:</text:span> A capacidade de ajustar a quantidade de itens no carrinho de compras é crucial para oferecer uma experiência de compra personalizada e flexível aos clientes. Isso permite que os usuários comprem mais ou menos de um determinado produto de acordo com suas preferências e necessidades.</text:p>
            <text:p text:style-name="P9">Narrativa do usuário:</text:p>
            <text:p text:style-name="P3">Como cliente,</text:p>
            <text:p text:style-name="P3">Eu quero poder ajustar a quantidade de itens no meu carrinho de compras</text:p>
            <text:p text:style-name="P3">Para poder controlar quantos itens estou comprando de um determinado produto e adaptar minha compra conforme necessário.</text:p>
            <text:p text:style-name="P9">Requisitos:</text:p>
            <text:p text:style-name="P3"><text:span text:style-name="T1">Atores:</text:span> Cliente</text:p>
            <text:p text:style-name="P3"><text:span text:style-name="T1">Interface:</text:span> Consulte os documentos em anexo da UI/UX</text:p>
            <text:p text:style-name="P9">Dados:</text:p>
            <text:list text:style-name="L1">
              <text:list-item>
                <text:p text:style-name="P16"><text:soft-page-break/>Atualização do banco de dados para refletir as alterações na quantidade de itens no carrinho de compras. </text:p>
              </text:list-item>
            </text:list>
            <text:p text:style-name="P9">Plataforma/Ambientes:</text:p>
            <text:list text:style-name="L2">
              <text:list-item>
                <text:p text:style-name="P17">Web/ Web Mobile </text:p>
              </text:list-item>
              <text:list-item>
                <text:p text:style-name="P18">Devem ser configurados ambientes e pipelines para desenvolvimento, homologação de usuário, homologação QA e produção. </text:p>
              </text:list-item>
            </text:list>
            <text:p text:style-name="P9">Critério de aceite:</text:p>
            <text:list text:style-name="L3">
              <text:list-item>
                <text:p text:style-name="P19">O usuário deve ser capaz de ajustar a quantidade de itens no carrinho de compras por meio da interface. </text:p>
              </text:list-item>
              <text:list-item>
                <text:p text:style-name="P20">A interface deve fornecer feedback claro sobre as alterações na quantidade de itens. </text:p>
              </text:list-item>
            </text:list>
            <text:p text:style-name="P9">Cenários:</text:p>
            <text:list text:style-name="L4">
              <text:list-item>
                <text:p text:style-name="P21"><text:span text:style-name="T1">Cenário 1:</text:span> Cliente deseja aumentar a quantidade de um item no carrinho. Dado que o cliente esteja na página do carrinho de compras, quando clicar no botão de aumento de quantidade para um determinado item, então a quantidade desse item deve ser atualizada no carrinho. </text:p>
              </text:list-item>
              <text:list-item>
                <text:p text:style-name="P22"><text:span text:style-name="T1">Cenário 2:</text:span> Cliente deseja diminuir a quantidade de um item no carrinho. Dado que o cliente esteja na página do carrinho de compras e tenha mais de um item do mesmo produto, quando clicar no botão de diminuição de quantidade para um determinado item, então a quantidade desse item deve ser reduzida no carrinho. </text:p>
              </text:list-item>
            </text:list>
            <text:p text:style-name="Table_20_Contents"/>
          </table:table-cell>
        </table:table-row>
      </table:table>
      <text:p text:style-name="Text_20_body">Gerado em Fri Mar 29 19:32:43 UTC 2024 por GUILHERME BAREA usando JIRA 1001.0.0-SNAPSHOT#100248-rev:6a03a54452e975225e04dfda06fdac6fd9e95b00. </text:p>
      <text:p text:style-name="Text_20_body"/>
      <text:p text:style-name="Text_20_body"/>
      <text:p text:style-name="Text_20_body"/>
      <text:p text:style-name="P43"/>
      <table:table table:name="Tabela6" table:style-name="Tabela6">
        <table:table-column table:style-name="Tabela6.A"/>
        <table:table-column table:style-name="Tabela6.B"/>
        <table:table-row>
          <table:table-cell table:style-name="Tabela6.A1" table:number-columns-spanned="2" office:value-type="string">
            <text:p text:style-name="P23"><text:a xlink:type="simple" xlink:href="https://trilha-qa-dio.atlassian.net/browse/SCRUM-8" text:style-name="Internet_20_link" text:visited-style-name="Visited_20_Internet_20_Link"><text:bookmark text:name="parent_issue_summary Copia 1"/><text:span text:style-name="T1">Quantidade de intes adicionados no carrinho.</text:span></text:a> (<text:bookmark text:name="parent_issue_key Copia 1"/><text:a xlink:type="simple" xlink:href="https://trilha-qa-dio.atlassian.net/browse/SCRUM-8" text:style-name="Internet_20_link" text:visited-style-name="Visited_20_Internet_20_Link">SCRUM-8</text:a>) </text:p>
            <text:h text:style-name="P1" text:outline-level="3"><draw:frame draw:style-name="fr2" draw:name="Figura1 Copia 1" text:anchor-type="as-char" svg:width="0.339cm" svg:height="0.339cm" draw:z-index="1"><draw:image xlink:href="https://trilha-qa-dio.atlassian.net/images/icons/link_out_bot.gif" xlink:type="simple" xlink:show="embed" xlink:actuate="onLoad" draw:mime-type="image/gif"/></draw:frame><text:s/>[SCRUM-10] <text:a xlink:type="simple" xlink:href="https://trilha-qa-dio.atlassian.net/browse/SCRUM-10" text:style-name="Internet_20_link" text:visited-style-name="Visited_20_Internet_20_Link">Como usuário gostaria de de poder ajustar a quantidade de itens adicionados ao carrinho pela página do produto.</text:a> Criado: 29/mar/24  Atualizado(a): 29/mar/24 </text:h>
          </table:table-cell>
          <table:covered-table-cell/>
        </table:table-row>
        <table:table-row>
          <table:table-cell table:style-name="Tabela6.A2" office:value-type="string">
            <text:p text:style-name="P10">Status:</text:p>
          </table:table-cell>
          <table:table-cell table:style-name="Tabela6.A2" office:value-type="string">
            <text:p text:style-name="P25">Tarefas pendentes</text:p>
          </table:table-cell>
        </table:table-row>
        <table:table-row>
          <table:table-cell table:style-name="Tabela6.A2" office:value-type="string">
            <text:p text:style-name="P10">Projeto:</text:p>
          </table:table-cell>
          <table:table-cell table:style-name="Tabela6.A2" office:value-type="string">
            <text:p text:style-name="P25"><text:a xlink:type="simple" xlink:href="https://trilha-qa-dio.atlassian.net/secure/BrowseProject.jspa?id=10000" text:style-name="Internet_20_link" text:visited-style-name="Visited_20_Internet_20_Link">SwagLabsShopping - QA DIO</text:a></text:p>
          </table:table-cell>
        </table:table-row>
        <table:table-row>
          <table:table-cell table:style-name="Tabela6.A2" office:value-type="string">
            <text:p text:style-name="P10">Componentes:</text:p>
          </table:table-cell>
          <table:table-cell table:style-name="Tabela6.A2" office:value-type="string">
            <text:p text:style-name="P25">Nenhum </text:p>
          </table:table-cell>
        </table:table-row>
        <table:table-row>
          <table:table-cell table:style-name="Tabela6.A2" office:value-type="string">
            <text:p text:style-name="P10">Versões afetadas:</text:p>
          </table:table-cell>
          <table:table-cell table:style-name="Tabela6.A2" office:value-type="string">
            <text:p text:style-name="P25">Nenhum </text:p>
          </table:table-cell>
        </table:table-row>
        <table:table-row>
          <table:table-cell table:style-name="Tabela6.A2" office:value-type="string">
            <text:p text:style-name="P10">Versões corrigidas:</text:p>
          </table:table-cell>
          <table:table-cell table:style-name="Tabela6.A2" office:value-type="string">
            <text:p text:style-name="P25">Nenhum </text:p>
          </table:table-cell>
        </table:table-row>
        <table:table-row>
          <table:table-cell table:style-name="Tabela6.A2" office:value-type="string">
            <text:p text:style-name="P10">Pai:</text:p>
          </table:table-cell>
          <table:table-cell table:style-name="Tabela6.A2" office:value-type="string">
            <text:p text:style-name="P25"><text:a xlink:type="simple" xlink:href="https://trilha-qa-dio.atlassian.net/browse/SCRUM-8" text:style-name="Internet_20_link" text:visited-style-name="Visited_20_Internet_20_Link">Quantidade de intes adicionados no carrinho.</text:a></text:p>
          </table:table-cell>
        </table:table-row>
      </table:table>
      <text:p text:style-name="P44"/>
      <table:table table:name="Tabela7" table:style-name="Tabela7">
        <table:table-column table:style-name="Tabela7.A"/>
        <table:table-column table:style-name="Tabela7.B"/>
        <table:table-column table:style-name="Tabela7.A"/>
        <table:table-column table:style-name="Tabela7.B"/>
        <table:table-row>
          <table:table-cell table:style-name="Tabela7.A1" office:value-type="string">
            <text:p text:style-name="P25"><text:span text:style-name="T1">Tipo:</text:span> </text:p>
          </table:table-cell>
          <table:table-cell table:style-name="Tabela7.B1" office:value-type="string">
            <text:p text:style-name="P25">História </text:p>
          </table:table-cell>
          <table:table-cell table:style-name="Tabela7.C1" office:value-type="string">
            <text:p text:style-name="P25"><text:span text:style-name="T1">Prioridade:</text:span> </text:p>
          </table:table-cell>
          <table:table-cell table:style-name="Tabela7.B1" office:value-type="string">
            <text:p text:style-name="P25">Medium </text:p>
          </table:table-cell>
        </table:table-row>
        <table:table-row>
          <table:table-cell table:style-name="Tabela7.A1" office:value-type="string">
            <text:p text:style-name="P25"><text:span text:style-name="T1">Relator:</text:span> </text:p>
          </table:table-cell>
          <table:table-cell table:style-name="Tabela7.B1" office:value-type="string">
            <text:p text:style-name="P24"><text:a xlink:type="simple" xlink:href="https://trilha-qa-dio.atlassian.net/secure/ViewProfile.jspa?accountId=712020%3A250b079d-a3f1-4e3e-ac69-85637af3b03d" text:style-name="Internet_20_link" text:visited-style-name="Visited_20_Internet_20_Link"><text:bookmark text:name="word_reporter_712020:250b079d-a3f1-4e3e-ac69-85637af3b03d Copia 1"/>GUILHERME BAREA </text:a></text:p>
          </table:table-cell>
          <table:table-cell table:style-name="Tabela7.C1" office:value-type="string">
            <text:p text:style-name="P25"><text:span text:style-name="T1">Responsável:</text:span> </text:p>
          </table:table-cell>
          <table:table-cell table:style-name="Tabela7.B1" office:value-type="string">
            <text:p text:style-name="P25">Não atribuído </text:p>
          </table:table-cell>
        </table:table-row>
        <table:table-row>
          <table:table-cell table:style-name="Tabela7.C1" office:value-type="string">
            <text:p text:style-name="P25"><text:span text:style-name="T1">Resolução:</text:span> </text:p>
          </table:table-cell>
          <table:table-cell table:style-name="Tabela7.B1" office:value-type="string">
            <text:p text:style-name="P25">Não resolvido(s) </text:p>
          </table:table-cell>
          <table:table-cell table:style-name="Tabela7.C1" office:value-type="string">
            <text:p text:style-name="P25"><text:span text:style-name="T1">Votos:</text:span> </text:p>
          </table:table-cell>
          <table:table-cell table:style-name="Tabela7.B1" office:value-type="string">
            <text:p text:style-name="P25">0 </text:p>
          </table:table-cell>
        </table:table-row>
        <table:table-row>
          <table:table-cell table:style-name="Tabela7.C1" office:value-type="string">
            <text:p text:style-name="P24"><text:span text:style-name="T1">Categorias:</text:span> <text:bookmark text:name="labels-10031-value"/></text:p>
          </table:table-cell>
          <table:table-cell table:style-name="Tabela7.B1" table:number-columns-spanned="3" office:value-type="string">
            <text:p text:style-name="P25">Nenhum </text:p>
          </table:table-cell>
          <table:covered-table-cell/>
          <table:covered-table-cell/>
        </table:table-row>
        <table:table-row>
          <table:table-cell table:style-name="Tabela7.C1" office:value-type="string">
            <text:p text:style-name="P10">Estimativa de trabalho restante:</text:p>
          </table:table-cell>
          <table:table-cell table:style-name="Tabela7.B1" table:number-columns-spanned="3" office:value-type="string">
            <text:p text:style-name="P25">Desconhecido </text:p>
          </table:table-cell>
          <table:covered-table-cell/>
          <table:covered-table-cell/>
        </table:table-row>
        <table:table-row>
          <table:table-cell table:style-name="Tabela7.C1" office:value-type="string">
            <text:p text:style-name="P10">Tempo gasto:</text:p>
          </table:table-cell>
          <table:table-cell table:style-name="Tabela7.B1" table:number-columns-spanned="3" office:value-type="string">
            <text:p text:style-name="P25">Desconhecido </text:p>
          </table:table-cell>
          <table:covered-table-cell/>
          <table:covered-table-cell/>
        </table:table-row>
        <table:table-row>
          <table:table-cell table:style-name="Tabela7.C1" office:value-type="string">
            <text:p text:style-name="P10">Estimativa original:</text:p>
          </table:table-cell>
          <table:table-cell table:style-name="Tabela7.B1" table:number-columns-spanned="3" office:value-type="string">
            <text:p text:style-name="P25">Desconhecido </text:p>
          </table:table-cell>
          <table:covered-table-cell/>
          <table:covered-table-cell/>
        </table:table-row>
      </table:table>
      <text:p text:style-name="P44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1">Rank:<text:bookmark text:name="customfield_10019-10031-value"/></text:p>
          </table:table-cell>
          <table:table-cell table:style-name="Tabela8.B1" office:value-type="string">
            <text:p text:style-name="P25">0|i0006f: </text:p>
          </table:table-cell>
        </table:table-row>
        <table:table-row>
          <table:table-cell table:style-name="Tabela8.A1" office:value-type="string">
            <text:p text:style-name="P11">Sprint:<text:bookmark text:name="customfield_10020-10031-value"/></text:p>
          </table:table-cell>
          <table:table-cell table:style-name="Tabela8.B1" office:value-type="string">
            <text:p text:style-name="P25">quadro Sprint 1</text:p>
          </table:table-cell>
        </table:table-row>
      </table:table>
      <text:p text:style-name="P44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4"> <text:span text:style-name="T2">Descrição</text:span>  </text:p>
          </table:table-cell>
          <table:table-cell table:style-name="Tabela9.B1" office:value-type="string">
            <text:p text:style-name="P25"> </text:p>
          </table:table-cell>
        </table:table-row>
      </table:table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23"><text:bookmark text:name="descriptionArea Copia 1"/><text:span text:style-name="T1">Valor:</text:span> A capacidade de ajustar a quantidade de itens pela página do produto é crucial para oferecer uma experiência de compra personalizada e flexível aos cliente. Isso permite que os usuários comprem mais ou menos de um determinado produto de acordo com suas preferências e necessidades de forma prática.</text:p>
            <text:p text:style-name="P12">Narrativa do usuário:</text:p>
            <text:p text:style-name="P26">Como cliente,</text:p>
            <text:p text:style-name="P26">Eu quero poder ajustar a quantidade de itens no meu carrinho de compras</text:p>
            <text:p text:style-name="P26">Para poder controlar quantos itens estou comprando de um determinado produto e adaptar minha compra conforme necessário.</text:p>
            <text:p text:style-name="P12">Requisitos:</text:p>
            <text:p text:style-name="P26"><text:span text:style-name="T1">Autores:</text:span> Cliente</text:p>
            <text:p text:style-name="P26"><text:span text:style-name="T1">Interface:</text:span> Consulte os documentos em anexo da UI/UX</text:p>
            <text:p text:style-name="P12">Dados:</text:p>
            <text:p text:style-name="P26">Atualização do BD para refletir as alterações na quantidade de itens no carrinho de compras.</text:p>
            <text:p text:style-name="P12">Plataforma/Ambiente:</text:p>
            <text:p text:style-name="P26">Web/ Web Mobile</text:p>
            <text:p text:style-name="P26">Devem ser configurados ambientes e pipelines para desenvolvimento, homologação de usuário, <text:soft-page-break/>homologação QA e produção.</text:p>
            <text:p text:style-name="P26">*Critério de aceit*e:</text:p>
            <text:p text:style-name="P26">O usuário deve ser capaz de ajustar de ajustar a quantidade de itens no carrinho de compras por meio da página do produto.<text:line-break/>A interface deve enviar feedbacks claros sobre a quantidade adicionado de itens.</text:p>
            <text:p text:style-name="P12">Cenários:</text:p>
            <text:p text:style-name="P26"><text:span text:style-name="T1">Cenário 1:</text:span> Cliente deseja comprar 12 itens de um produto, quando ele clicar ou editar o botão de quantidade ele deve ser capaz de inserir as quantidades necessárias conforme disponibilidade de estoque.</text:p>
            <text:p text:style-name="P26"><text:span text:style-name="T1">Cenário 2:</text:span> Cliente deseja reduzir a quantidade de itens de 12 para 6, ele deve ser capaz de reduzir facilmente a quantidade de itens a serem adicionados no carrinho.</text:p>
            <text:p text:style-name="P25"/>
          </table:table-cell>
        </table:table-row>
      </table:table>
      <text:p text:style-name="P43">Gerado em Fri Mar 29 19:33:01 UTC 2024 por GUILHERME BAREA usando JIRA 1001.0.0-SNAPSHOT#100248-rev:6a03a54452e975225e04dfda06fdac6fd9e95b00. </text:p>
      <text:p text:style-name="P43"/>
      <text:p text:style-name="P43"/>
      <text:p text:style-name="P43"/>
      <text:p text:style-name="P43"/>
      <table:table table:name="Tabela11" table:style-name="Tabela11">
        <table:table-column table:style-name="Tabela11.A"/>
        <table:table-column table:style-name="Tabela11.B"/>
        <table:table-row>
          <table:table-cell table:style-name="Tabela11.A1" table:number-columns-spanned="2" office:value-type="string">
            <text:p text:style-name="P4"><text:a xlink:type="simple" xlink:href="https://trilha-qa-dio.atlassian.net/browse/SCRUM-13" text:style-name="Internet_20_link" text:visited-style-name="Visited_20_Internet_20_Link"><text:bookmark text:name="parent_issue_key Copia 2"/><text:span text:style-name="T1">Visualização de cart</text:span></text:a> (<text:a xlink:type="simple" xlink:href="https://trilha-qa-dio.atlassian.net/browse/SCRUM-13" text:style-name="Internet_20_link" text:visited-style-name="Visited_20_Internet_20_Link">SCRUM-13</text:a>) </text:p>
            <text:h text:style-name="P2" text:outline-level="3"><draw:frame draw:style-name="fr3" draw:name="Figura1" text:anchor-type="as-char" svg:width="0.339cm" svg:height="0.339cm" draw:z-index="2"><draw:image xlink:href="Pictures/1000000100000010000000103DB40475113B5AD6.gif" xlink:type="simple" xlink:show="embed" xlink:actuate="onLoad" draw:mime-type="image/gif"/></draw:frame><text:s/>[SCRUM-11] <text:a xlink:type="simple" xlink:href="https://trilha-qa-dio.atlassian.net/browse/SCRUM-11" text:style-name="Internet_20_link" text:visited-style-name="Visited_20_Internet_20_Link">Como usuário gostaria de receber uma pré visualização dos itens no carrinho quando passase o mouse por cima do ícone "Cart"</text:a> Criado: 29/mar/24  Atualizado(a): 29/mar/24 </text:h>
          </table:table-cell>
          <table:covered-table-cell/>
        </table:table-row>
        <table:table-row>
          <table:table-cell table:style-name="Tabela11.A2" office:value-type="string">
            <text:p text:style-name="P8">Status:</text:p>
          </table:table-cell>
          <table:table-cell table:style-name="Tabela11.A2" office:value-type="string">
            <text:p text:style-name="P4">Tarefas pendentes</text:p>
          </table:table-cell>
        </table:table-row>
        <table:table-row>
          <table:table-cell table:style-name="Tabela11.A2" office:value-type="string">
            <text:p text:style-name="P8">Projeto:</text:p>
          </table:table-cell>
          <table:table-cell table:style-name="Tabela11.A2" office:value-type="string">
            <text:p text:style-name="P4"><text:a xlink:type="simple" xlink:href="https://trilha-qa-dio.atlassian.net/secure/BrowseProject.jspa?id=10000" text:style-name="Internet_20_link" text:visited-style-name="Visited_20_Internet_20_Link">SwagLabsShopping - QA DIO</text:a></text:p>
          </table:table-cell>
        </table:table-row>
        <table:table-row>
          <table:table-cell table:style-name="Tabela11.A2" office:value-type="string">
            <text:p text:style-name="P8">Componentes:</text:p>
          </table:table-cell>
          <table:table-cell table:style-name="Tabela11.A2" office:value-type="string">
            <text:p text:style-name="P4">Nenhum </text:p>
          </table:table-cell>
        </table:table-row>
        <table:table-row>
          <table:table-cell table:style-name="Tabela11.A2" office:value-type="string">
            <text:p text:style-name="P8">Versões afetadas:</text:p>
          </table:table-cell>
          <table:table-cell table:style-name="Tabela11.A2" office:value-type="string">
            <text:p text:style-name="P4">Nenhum </text:p>
          </table:table-cell>
        </table:table-row>
        <table:table-row>
          <table:table-cell table:style-name="Tabela11.A2" office:value-type="string">
            <text:p text:style-name="P8">Versões corrigidas:</text:p>
          </table:table-cell>
          <table:table-cell table:style-name="Tabela11.A2" office:value-type="string">
            <text:p text:style-name="P4">Nenhum </text:p>
          </table:table-cell>
        </table:table-row>
        <table:table-row>
          <table:table-cell table:style-name="Tabela11.A2" office:value-type="string">
            <text:p text:style-name="P8">Pai:</text:p>
          </table:table-cell>
          <table:table-cell table:style-name="Tabela11.A2" office:value-type="string">
            <text:p text:style-name="P3"><text:a xlink:type="simple" xlink:href="https://trilha-qa-dio.atlassian.net/browse/SCRUM-13" text:style-name="Internet_20_link" text:visited-style-name="Visited_20_Internet_20_Link">Visualização de cart</text:a></text:p>
          </table:table-cell>
        </table:table-row>
      </table:table>
      <text:p text:style-name="P43"/>
      <table:table table:name="Tabela12" table:style-name="Tabela12">
        <table:table-column table:style-name="Tabela12.A"/>
        <table:table-column table:style-name="Tabela12.B"/>
        <table:table-column table:style-name="Tabela12.A"/>
        <table:table-column table:style-name="Tabela12.B"/>
        <table:table-row>
          <table:table-cell table:style-name="Tabela12.A1" office:value-type="string">
            <text:p text:style-name="P4"><text:span text:style-name="T1">Tipo:</text:span> </text:p>
          </table:table-cell>
          <table:table-cell table:style-name="Tabela12.B1" office:value-type="string">
            <text:p text:style-name="P4">História </text:p>
          </table:table-cell>
          <table:table-cell table:style-name="Tabela12.C1" office:value-type="string">
            <text:p text:style-name="P4"><text:span text:style-name="T1">Prioridade:</text:span> </text:p>
          </table:table-cell>
          <table:table-cell table:style-name="Tabela12.B1" office:value-type="string">
            <text:p text:style-name="P4">Medium </text:p>
          </table:table-cell>
        </table:table-row>
        <table:table-row>
          <table:table-cell table:style-name="Tabela12.A1" office:value-type="string">
            <text:p text:style-name="P4"><text:span text:style-name="T1">Relator:</text:span> </text:p>
          </table:table-cell>
          <table:table-cell table:style-name="Tabela12.B1" office:value-type="string">
            <text:p text:style-name="P4"><text:a xlink:type="simple" xlink:href="https://trilha-qa-dio.atlassian.net/secure/ViewProfile.jspa?accountId=712020%3A250b079d-a3f1-4e3e-ac69-85637af3b03d" text:style-name="Internet_20_link" text:visited-style-name="Visited_20_Internet_20_Link">GUILHERME BAREA </text:a></text:p>
          </table:table-cell>
          <table:table-cell table:style-name="Tabela12.C1" office:value-type="string">
            <text:p text:style-name="P4"><text:span text:style-name="T1">Responsável:</text:span> </text:p>
          </table:table-cell>
          <table:table-cell table:style-name="Tabela12.B1" office:value-type="string">
            <text:p text:style-name="P4">Não atribuído </text:p>
          </table:table-cell>
        </table:table-row>
        <table:table-row>
          <table:table-cell table:style-name="Tabela12.C1" office:value-type="string">
            <text:p text:style-name="P4"><text:span text:style-name="T1">Resolução:</text:span> </text:p>
          </table:table-cell>
          <table:table-cell table:style-name="Tabela12.B1" office:value-type="string">
            <text:p text:style-name="P4">Não resolvido(s) </text:p>
          </table:table-cell>
          <table:table-cell table:style-name="Tabela12.C1" office:value-type="string">
            <text:p text:style-name="P4"><text:span text:style-name="T1">Votos:</text:span> </text:p>
          </table:table-cell>
          <table:table-cell table:style-name="Tabela12.B1" office:value-type="string">
            <text:p text:style-name="P4">0 </text:p>
          </table:table-cell>
        </table:table-row>
        <table:table-row>
          <table:table-cell table:style-name="Tabela12.C1" office:value-type="string">
            <text:p text:style-name="P4"><text:bookmark text:name="labels-10032-value"/><text:span text:style-name="T1">Categorias:</text:span> </text:p>
          </table:table-cell>
          <table:table-cell table:style-name="Tabela12.B1" table:number-columns-spanned="3" office:value-type="string">
            <text:p text:style-name="P4">Nenhum </text:p>
          </table:table-cell>
          <table:covered-table-cell/>
          <table:covered-table-cell/>
        </table:table-row>
        <table:table-row>
          <table:table-cell table:style-name="Tabela12.C1" office:value-type="string">
            <text:p text:style-name="P8">Estimativa de trabalho restante:</text:p>
          </table:table-cell>
          <table:table-cell table:style-name="Tabela12.B1" table:number-columns-spanned="3" office:value-type="string">
            <text:p text:style-name="P4">Desconhecido </text:p>
          </table:table-cell>
          <table:covered-table-cell/>
          <table:covered-table-cell/>
        </table:table-row>
        <table:table-row>
          <table:table-cell table:style-name="Tabela12.C1" office:value-type="string">
            <text:p text:style-name="P8">Tempo gasto:</text:p>
          </table:table-cell>
          <table:table-cell table:style-name="Tabela12.B1" table:number-columns-spanned="3" office:value-type="string">
            <text:p text:style-name="P4">Desconhecido </text:p>
          </table:table-cell>
          <table:covered-table-cell/>
          <table:covered-table-cell/>
        </table:table-row>
        <table:table-row>
          <table:table-cell table:style-name="Tabela12.C1" office:value-type="string">
            <text:p text:style-name="P8">Estimativa original:</text:p>
          </table:table-cell>
          <table:table-cell table:style-name="Tabela12.B1" table:number-columns-spanned="3" office:value-type="string">
            <text:p text:style-name="P3">Desconhecido </text:p>
          </table:table-cell>
          <table:covered-table-cell/>
          <table:covered-table-cell/>
        </table:table-row>
      </table:table>
      <text:p text:style-name="P45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8"><text:bookmark text:name="customfield_10019-10032-value"/>Rank:</text:p>
          </table:table-cell>
          <table:table-cell table:style-name="Tabela13.B1" office:value-type="string">
            <text:p text:style-name="P4">0|i0006n: </text:p>
          </table:table-cell>
        </table:table-row>
        <table:table-row>
          <table:table-cell table:style-name="Tabela13.A1" office:value-type="string">
            <text:p text:style-name="P8"><text:bookmark text:name="customfield_10020-10032-value"/>Sprint:</text:p>
          </table:table-cell>
          <table:table-cell table:style-name="Tabela13.B1" office:value-type="string">
            <text:p text:style-name="P3">quadro Sprint 1</text:p>
          </table:table-cell>
        </table:table-row>
      </table:table>
      <text:p text:style-name="P45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5"> <text:span text:style-name="T2">Descrição</text:span>  </text:p>
          </table:table-cell>
          <table:table-cell table:style-name="Tabela14.B1" office:value-type="string">
            <text:p text:style-name="P3"> </text:p>
          </table:table-cell>
        </table:table-row>
      </table:table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P4"><text:span text:style-name="T1">Valor:</text:span> A capacidade de visualizar rapidamente os itens no carrinho ao passar o mouse sobre o ícone do carrinho é uma funcionalidade conveniente que proporciona aos usuários uma visão rápida dos produtos que adicionaram à sua lista de compras. Isso permite uma experiência de compra mais eficiente e intuitiva.</text:p>
            <text:p text:style-name="P8">Narrativa do usuário:</text:p>
            <text:p text:style-name="P4">Como cliente,</text:p>
            <text:p text:style-name="P4">Eu quero visualizar uma pré-visualização dos itens no carrinho</text:p>
            <text:p text:style-name="P4"><text:soft-page-break/>Para poder ver rapidamente quais itens estão no meu carrinho antes de decidir finalizar a compra.</text:p>
            <text:p text:style-name="P8">Requisitos:</text:p>
            <text:p text:style-name="P4"><text:span text:style-name="T1">Atores:</text:span> Cliente</text:p>
            <text:p text:style-name="P4"><text:span text:style-name="T1">Interface:</text:span> Consulte os documentos em anexo da UI/UX</text:p>
            <text:p text:style-name="P8">Dados:</text:p>
            <text:list text:style-name="L5">
              <text:list-item>
                <text:p text:style-name="P27">Dados dos itens no carrinho que serão utilizados para exibição na pré-visualização. </text:p>
              </text:list-item>
            </text:list>
            <text:p text:style-name="P8">Plataforma/Ambientes:</text:p>
            <text:list text:style-name="L6">
              <text:list-item>
                <text:p text:style-name="P28">Web/ Web Mobile </text:p>
              </text:list-item>
              <text:list-item>
                <text:p text:style-name="P29">Devem ser configurados ambientes e pipelines para desenvolvimento, homologação de usuário, homologação QA e produção. </text:p>
              </text:list-item>
            </text:list>
            <text:p text:style-name="P8">Critério de aceite:</text:p>
            <text:list text:style-name="L7">
              <text:list-item>
                <text:p text:style-name="P30">Ao passar o mouse sobre o ícone do carrinho, uma pré-visualização dos itens no carrinho deve ser exibida. </text:p>
              </text:list-item>
              <text:list-item>
                <text:p text:style-name="P31">A pré-visualização deve incluir informações básicas sobre os itens, como nome, quantidade e preço. </text:p>
              </text:list-item>
            </text:list>
            <text:p text:style-name="P8">Cenários:</text:p>
            <text:list text:style-name="L8">
              <text:list-item>
                <text:p text:style-name="P32"><text:span text:style-name="T1">Cenário 1:</text:span> Cliente passa o mouse sobre o ícone do carrinho. Dado que o cliente esteja na página principal do site, quando passar o mouse sobre o ícone do carrinho na barra de navegação, então uma pré-visualização dos itens no carrinho deve ser exibida próximo ao ícone do carrinho. </text:p>
              </text:list-item>
              <text:list-item>
                <text:p text:style-name="P33"><text:span text:style-name="T1">Cenário 2:</text:span> Cliente visualiza a pré-visualização dos itens no carrinho. Dado que o cliente tenha passado o mouse sobre o ícone do carrinho e a pré-visualização tenha sido exibida, então o cliente deve poder ver claramente quais itens estão no carrinho, incluindo nome, quantidade e preço. </text:p>
              </text:list-item>
            </text:list>
            <text:p text:style-name="P3"/>
          </table:table-cell>
        </table:table-row>
      </table:table>
      <text:p text:style-name="Text_20_body">Gerado em Fri Mar 29 19:34:04 UTC 2024 por GUILHERME BAREA usando JIRA 1001.0.0-SNAPSHOT#100248-rev:6a03a54452e975225e04dfda06fdac6fd9e95b00. </text:p>
      <text:p text:style-name="P43"/>
      <text:p text:style-name="P43"/>
      <text:p text:style-name="P43"/>
      <text:p text:style-name="P43"/>
      <table:table table:name="Tabela16" table:style-name="Tabela16">
        <table:table-column table:style-name="Tabela16.A"/>
        <table:table-column table:style-name="Tabela16.B"/>
        <table:table-row>
          <table:table-cell table:style-name="Tabela16.A1" table:number-columns-spanned="2" office:value-type="string">
            <text:p text:style-name="P23"><text:a xlink:type="simple" xlink:href="https://trilha-qa-dio.atlassian.net/browse/SCRUM-14" text:style-name="Internet_20_link" text:visited-style-name="Visited_20_Internet_20_Link"><text:bookmark text:name="parent_issue_summary Copia 2"/><text:span text:style-name="T1">Filtros</text:span></text:a> (<text:bookmark text:name="parent_issue_key Copia 3"/><text:a xlink:type="simple" xlink:href="https://trilha-qa-dio.atlassian.net/browse/SCRUM-14" text:style-name="Internet_20_link" text:visited-style-name="Visited_20_Internet_20_Link">SCRUM-14</text:a>) </text:p>
            <text:h text:style-name="P1" text:outline-level="3"><draw:frame draw:style-name="fr2" draw:name="Figura1 Copia 2" text:anchor-type="as-char" svg:width="0.339cm" svg:height="0.339cm" draw:z-index="3"><draw:image xlink:href="https://trilha-qa-dio.atlassian.net/images/icons/link_out_bot.gif" xlink:type="simple" xlink:show="embed" xlink:actuate="onLoad" draw:mime-type="image/gif"/></draw:frame><text:s/>[SCRUM-12] <text:a xlink:type="simple" xlink:href="https://trilha-qa-dio.atlassian.net/browse/SCRUM-12" text:style-name="Internet_20_link" text:visited-style-name="Visited_20_Internet_20_Link">Adicionar Categorias para os itens do site</text:a> Criado: 29/mar/24  Atualizado(a): 29/mar/24 </text:h>
          </table:table-cell>
          <table:covered-table-cell/>
        </table:table-row>
        <table:table-row>
          <table:table-cell table:style-name="Tabela16.A2" office:value-type="string">
            <text:p text:style-name="P10">Status:</text:p>
          </table:table-cell>
          <table:table-cell table:style-name="Tabela16.A2" office:value-type="string">
            <text:p text:style-name="P25">Tarefas pendentes</text:p>
          </table:table-cell>
        </table:table-row>
        <table:table-row>
          <table:table-cell table:style-name="Tabela16.A2" office:value-type="string">
            <text:p text:style-name="P10">Projeto:</text:p>
          </table:table-cell>
          <table:table-cell table:style-name="Tabela16.A2" office:value-type="string">
            <text:p text:style-name="P25"><text:a xlink:type="simple" xlink:href="https://trilha-qa-dio.atlassian.net/secure/BrowseProject.jspa?id=10000" text:style-name="Internet_20_link" text:visited-style-name="Visited_20_Internet_20_Link">SwagLabsShopping - QA DIO</text:a></text:p>
          </table:table-cell>
        </table:table-row>
        <table:table-row>
          <table:table-cell table:style-name="Tabela16.A2" office:value-type="string">
            <text:p text:style-name="P10">Componentes:</text:p>
          </table:table-cell>
          <table:table-cell table:style-name="Tabela16.A2" office:value-type="string">
            <text:p text:style-name="P25">Nenhum </text:p>
          </table:table-cell>
        </table:table-row>
        <table:table-row>
          <table:table-cell table:style-name="Tabela16.A2" office:value-type="string">
            <text:p text:style-name="P10">Versões afetadas:</text:p>
          </table:table-cell>
          <table:table-cell table:style-name="Tabela16.A2" office:value-type="string">
            <text:p text:style-name="P25">Nenhum </text:p>
          </table:table-cell>
        </table:table-row>
        <table:table-row>
          <table:table-cell table:style-name="Tabela16.A2" office:value-type="string">
            <text:p text:style-name="P10">Versões corrigidas:</text:p>
          </table:table-cell>
          <table:table-cell table:style-name="Tabela16.A2" office:value-type="string">
            <text:p text:style-name="P25">Nenhum </text:p>
          </table:table-cell>
        </table:table-row>
        <table:table-row>
          <table:table-cell table:style-name="Tabela16.A2" office:value-type="string">
            <text:p text:style-name="P10">Pai:</text:p>
          </table:table-cell>
          <table:table-cell table:style-name="Tabela16.A2" office:value-type="string">
            <text:p text:style-name="P25"><text:a xlink:type="simple" xlink:href="https://trilha-qa-dio.atlassian.net/browse/SCRUM-14" text:style-name="Internet_20_link" text:visited-style-name="Visited_20_Internet_20_Link">Filtros</text:a></text:p>
          </table:table-cell>
        </table:table-row>
      </table:table>
      <text:p text:style-name="P44"/>
      <table:table table:name="Tabela17" table:style-name="Tabela17">
        <table:table-column table:style-name="Tabela17.A"/>
        <table:table-column table:style-name="Tabela17.B"/>
        <table:table-column table:style-name="Tabela17.A"/>
        <table:table-column table:style-name="Tabela17.B"/>
        <table:table-row>
          <table:table-cell table:style-name="Tabela17.A1" office:value-type="string">
            <text:p text:style-name="P25"><text:span text:style-name="T1">Tipo:</text:span> </text:p>
          </table:table-cell>
          <table:table-cell table:style-name="Tabela17.B1" office:value-type="string">
            <text:p text:style-name="P25">História </text:p>
          </table:table-cell>
          <table:table-cell table:style-name="Tabela17.C1" office:value-type="string">
            <text:p text:style-name="P25"><text:span text:style-name="T1">Prioridade:</text:span> </text:p>
          </table:table-cell>
          <table:table-cell table:style-name="Tabela17.B1" office:value-type="string">
            <text:p text:style-name="P25">Medium </text:p>
          </table:table-cell>
        </table:table-row>
        <table:table-row>
          <table:table-cell table:style-name="Tabela17.A1" office:value-type="string">
            <text:p text:style-name="P25"><text:span text:style-name="T1">Relator:</text:span> </text:p>
          </table:table-cell>
          <table:table-cell table:style-name="Tabela17.B1" office:value-type="string">
            <text:p text:style-name="P24"><text:a xlink:type="simple" xlink:href="https://trilha-qa-dio.atlassian.net/secure/ViewProfile.jspa?accountId=712020%3A250b079d-a3f1-4e3e-ac69-85637af3b03d" text:style-name="Internet_20_link" text:visited-style-name="Visited_20_Internet_20_Link"><text:bookmark text:name="word_reporter_712020:250b079d-a3f1-4e3e-ac69-85637af3b03d Copia 3"/>GUILHERME BAREA </text:a></text:p>
          </table:table-cell>
          <table:table-cell table:style-name="Tabela17.C1" office:value-type="string">
            <text:p text:style-name="P25"><text:span text:style-name="T1">Responsável:</text:span> </text:p>
          </table:table-cell>
          <table:table-cell table:style-name="Tabela17.B1" office:value-type="string">
            <text:p text:style-name="P25">Não atribuído </text:p>
          </table:table-cell>
        </table:table-row>
        <table:table-row>
          <table:table-cell table:style-name="Tabela17.C1" office:value-type="string">
            <text:p text:style-name="P25"><text:span text:style-name="T1">Resolução:</text:span> </text:p>
          </table:table-cell>
          <table:table-cell table:style-name="Tabela17.B1" office:value-type="string">
            <text:p text:style-name="P25">Não resolvido(s) </text:p>
          </table:table-cell>
          <table:table-cell table:style-name="Tabela17.C1" office:value-type="string">
            <text:p text:style-name="P25"><text:span text:style-name="T1">Votos:</text:span> </text:p>
          </table:table-cell>
          <table:table-cell table:style-name="Tabela17.B1" office:value-type="string">
            <text:p text:style-name="P25">0 </text:p>
          </table:table-cell>
        </table:table-row>
        <table:table-row>
          <table:table-cell table:style-name="Tabela17.C1" office:value-type="string">
            <text:p text:style-name="P24"><text:span text:style-name="T1">Categorias:</text:span> <text:bookmark text:name="labels-10033-value"/></text:p>
          </table:table-cell>
          <table:table-cell table:style-name="Tabela17.B1" table:number-columns-spanned="3" office:value-type="string">
            <text:p text:style-name="P25">Nenhum </text:p>
          </table:table-cell>
          <table:covered-table-cell/>
          <table:covered-table-cell/>
        </table:table-row>
        <table:table-row>
          <table:table-cell table:style-name="Tabela17.C1" office:value-type="string">
            <text:p text:style-name="P10">Estimativa de trabalho restante:</text:p>
          </table:table-cell>
          <table:table-cell table:style-name="Tabela17.B1" table:number-columns-spanned="3" office:value-type="string">
            <text:p text:style-name="P25">Desconhecido </text:p>
          </table:table-cell>
          <table:covered-table-cell/>
          <table:covered-table-cell/>
        </table:table-row>
        <table:table-row>
          <table:table-cell table:style-name="Tabela17.C1" office:value-type="string">
            <text:p text:style-name="P10">Tempo gasto:</text:p>
          </table:table-cell>
          <table:table-cell table:style-name="Tabela17.B1" table:number-columns-spanned="3" office:value-type="string">
            <text:p text:style-name="P25">Desconhecido </text:p>
          </table:table-cell>
          <table:covered-table-cell/>
          <table:covered-table-cell/>
        </table:table-row>
        <table:table-row>
          <table:table-cell table:style-name="Tabela17.C1" office:value-type="string">
            <text:p text:style-name="P10">Estimativa original:</text:p>
          </table:table-cell>
          <table:table-cell table:style-name="Tabela17.B1" table:number-columns-spanned="3" office:value-type="string">
            <text:p text:style-name="P25">Desconhecido </text:p>
          </table:table-cell>
          <table:covered-table-cell/>
          <table:covered-table-cell/>
        </table:table-row>
      </table:table>
      <text:p text:style-name="P44"/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P11">Rank:<text:bookmark text:name="customfield_10019-10033-value"/></text:p>
          </table:table-cell>
          <table:table-cell table:style-name="Tabela18.B1" office:value-type="string">
            <text:p text:style-name="P25">0|i0006v: </text:p>
          </table:table-cell>
        </table:table-row>
        <table:table-row>
          <table:table-cell table:style-name="Tabela18.A1" office:value-type="string">
            <text:p text:style-name="P11">Sprint:<text:bookmark text:name="customfield_10020-10033-value"/></text:p>
          </table:table-cell>
          <table:table-cell table:style-name="Tabela18.B1" office:value-type="string">
            <text:p text:style-name="P25">quadro Sprint 1</text:p>
          </table:table-cell>
        </table:table-row>
      </table:table>
      <text:p text:style-name="P44"/>
      <table:table table:name="Tabela19" table:style-name="Tabela19">
        <table:table-column table:style-name="Tabela19.A"/>
        <table:table-column table:style-name="Tabela19.B"/>
        <table:table-row>
          <table:table-cell table:style-name="Tabela19.A1" office:value-type="string">
            <text:p text:style-name="P14"> <text:span text:style-name="T2">Descrição</text:span>  </text:p>
          </table:table-cell>
          <table:table-cell table:style-name="Tabela19.B1" office:value-type="string">
            <text:p text:style-name="P25"> </text:p>
          </table:table-cell>
        </table:table-row>
      </table:table>
      <table:table table:name="Tabela20" table:style-name="Tabela20">
        <table:table-column table:style-name="Tabela20.A"/>
        <table:table-row>
          <table:table-cell table:style-name="Tabela20.A1" office:value-type="string">
            <text:p text:style-name="P23"><text:bookmark text:name="descriptionArea Copia 3"/><text:span text:style-name="T1">Valor:</text:span> Adicionar categorias aos itens do site e permitir que os usuários filtrem por categoria ou pesquisem uma palavra-chave é fundamental para melhorar a experiência de navegação e facilitar a descoberta de produtos relevantes para os usuários.</text:p>
            <text:p text:style-name="P12">Narrativa do usuário:</text:p>
            <text:p text:style-name="P26">Como cliente,</text:p>
            <text:p text:style-name="P26">Eu quero poder classificar os itens do site por categoria</text:p>
            <text:p text:style-name="P26">Para poder encontrar facilmente produtos específicos de interesse ou navegar por uma seleção mais ampla de produtos.</text:p>
            <text:p text:style-name="P12">Requisitos:</text:p>
            <text:p text:style-name="P26"><text:span text:style-name="T1">Atores:</text:span> Cliente</text:p>
            <text:p text:style-name="P26"><text:span text:style-name="T1">Interface:</text:span> Consulte os documentos em anexo da UI/UX</text:p>
            <text:p text:style-name="P12">Dados:</text:p>
            <text:list text:style-name="L9">
              <text:list-item>
                <text:p text:style-name="P34">Cada item do site deve ser atribuído a uma ou mais categorias específicas. </text:p>
              </text:list-item>
            </text:list>
            <text:p text:style-name="P12">Plataforma/Ambientes:</text:p>
            <text:list text:style-name="L10">
              <text:list-item>
                <text:p text:style-name="P35">Web/ Web Mobile </text:p>
              </text:list-item>
              <text:list-item>
                <text:p text:style-name="P36">Devem ser configurados ambientes e pipelines para desenvolvimento, homologação de usuário, homologação QA e produção. </text:p>
              </text:list-item>
            </text:list>
            <text:p text:style-name="P12"><text:soft-page-break/>Critério de aceite:</text:p>
            <text:list text:style-name="L11">
              <text:list-item>
                <text:p text:style-name="P37">Os usuários devem poder selecionar uma categoria específica para filtrar os itens exibidos no site. </text:p>
              </text:list-item>
              <text:list-item>
                <text:p text:style-name="P38">A pesquisa por palavra-chave deve retornar todos os itens que correspondem à palavra-chave inserida. </text:p>
              </text:list-item>
            </text:list>
            <text:p text:style-name="P12">Cenários:</text:p>
            <text:list text:style-name="L12">
              <text:list-item>
                <text:p text:style-name="P39"><text:span text:style-name="T1">Cenário 1:</text:span> Cliente deseja filtrar por categoria. Dado que o cliente esteja na página de listagem de produtos, quando selecionar uma categoria específica no menu suspenso de filtros, então apenas os itens relacionados a essa categoria devem ser exibidos. </text:p>
              </text:list-item>
              <text:list-item>
                <text:p text:style-name="P40"><text:span text:style-name="T1">Cenário 2:</text:span> Cliente deseja pesquisar por palavra-chave. Dado que o cliente esteja na página de listagem de produtos, quando inserir uma palavra-chave na barra de pesquisa e pressionar "Enter", então uma lista de itens relacionados à palavra-chave inserida deve ser exibida. </text:p>
              </text:list-item>
            </text:list>
            <text:p text:style-name="P25"/>
          </table:table-cell>
        </table:table-row>
      </table:table>
      <text:p text:style-name="P43">Gerado em Fri Mar 29 19:34:34 UTC 2024 por GUILHERME BAREA usando JIRA 1001.0.0-SNAPSHOT#100248-rev:6a03a54452e975225e04dfda06fdac6fd9e95b00. </text:p>
      <text:p text:style-name="P43"/>
      <text:p text:style-name="P43"/>
      <text:p text:style-name="P43"/>
      <text:p text:style-name="P47"><draw:frame draw:style-name="fr1" draw:name="Figura2" text:anchor-type="char" svg:width="18cm" svg:height="2.201cm" draw:z-index="4"><draw:image xlink:href="Pictures/10000001000005A6000000B1E039A964384CD46D.png" xlink:type="simple" xlink:show="embed" xlink:actuate="onLoad" draw:mime-type="image/png"/></draw:frame>Tgd</text:p>
      <text:p text:style-name="P47"><text:line-break/>Claro, aqui está o conteúdo formatado de uma maneira mais amigável para um documento Word:</text:p>
      <text:p text:style-name="Horizontal_20_Line"/>
      <text:p text:style-name="P46"><text:span text:style-name="Strong_20_Emphasis"><text:span text:style-name="T3">Projeto:</text:span></text:span></text:p>
      <text:list text:style-name="L16">
        <text:list-item>
          <text:p text:style-name="P48">ID do Projeto: 10000</text:p>
        </text:list-item>
        <text:list-item>
          <text:p text:style-name="P48">Chave do Projeto: SCRUM</text:p>
        </text:list-item>
        <text:list-item>
          <text:p text:style-name="P49">Data de Exportação: 2024-03-29 19:36:02 UTC</text:p>
        </text:list-item>
      </text:list>
      <text:p text:style-name="P46"><text:span text:style-name="Strong_20_Emphasis"><text:span text:style-name="T3">Pastas:</text:span></text:span></text:p>
      <text:list text:style-name="L17">
        <text:list-item>
          <text:p text:style-name="P50">Sprint 2</text:p>
        </text:list-item>
      </text:list>
      <text:p text:style-name="P46"><text:span text:style-name="Strong_20_Emphasis"><text:span text:style-name="T3">Casos de Teste:</text:span></text:span></text:p>
      <text:p text:style-name="P46"><text:span text:style-name="Strong_20_Emphasis"><text:span text:style-name="T3">Caso de Teste 1:</text:span></text:span></text:p>
      <text:list text:style-name="L18">
        <text:list-item>
          <text:p text:style-name="P51">ID: 149587733</text:p>
        </text:list-item>
        <text:list-item>
          <text:p text:style-name="P51">Chave: SCRUM-T4</text:p>
        </text:list-item>
        <text:list-item>
          <text:p text:style-name="P51">Tipo de Parâmetro: TEST_DATA</text:p>
        </text:list-item>
        <text:list-item>
          <text:p text:style-name="P51">Criado por: GUILHERME BAREA</text:p>
        </text:list-item>
        <text:list-item>
          <text:p text:style-name="P51">Data de Criação: 2024-03-29 18:49:58 UTC</text:p>
        </text:list-item>
        <text:list-item>
          <text:p text:style-name="P51">Pasta: Sprint 2</text:p>
        </text:list-item>
        <text:list-item>
          <text:p text:style-name="P51"><text:soft-page-break/>Issues Relacionadas: SCRUM-9</text:p>
        </text:list-item>
        <text:list-item>
          <text:p text:style-name="P51">Descrição: Como usuário gostaria de poder ajustar a quantidade de itens adicionados ao meu carrinho de compras.</text:p>
        </text:list-item>
        <text:list-item>
          <text:p text:style-name="P51">Nome: Quantidade de itens no carrinho de compras</text:p>
        </text:list-item>
        <text:list-item>
          <text:p text:style-name="P51">Proprietário: 712020:250b079d-a3f1-4e3e-ac69-85637af3b03d</text:p>
        </text:list-item>
        <text:list-item>
          <text:p text:style-name="P51">Prioridade: Normal</text:p>
        </text:list-item>
        <text:list-item>
          <text:p text:style-name="P51">Status: Approved</text:p>
        </text:list-item>
        <text:list-item>
          <text:p text:style-name="P51">Parâmetros:</text:p>
          <text:list>
            <text:list-item>
              <text:p text:style-name="P51">Nome: Quantity</text:p>
            </text:list-item>
            <text:list-item>
              <text:p text:style-name="P51">Tipo: FREE_TEXT_INPUT</text:p>
            </text:list-item>
          </text:list>
        </text:list-item>
        <text:list-item>
          <text:p text:style-name="P51">Passos de Teste:</text:p>
          <text:list>
            <text:list-item>
              <text:p text:style-name="P51">Poder aumentar a quantidade de itens no carrinho</text:p>
              <text:list>
                <text:list-item>
                  <text:p text:style-name="P51">Descrição: Poder aumentar a quantidade de itens no carrinho</text:p>
                </text:list-item>
                <text:list-item>
                  <text:p text:style-name="P51">Resultado Esperado: Conseguir aumentar</text:p>
                </text:list-item>
                <text:list-item>
                  <text:p text:style-name="P51">Dados de Teste: Quantity</text:p>
                </text:list-item>
              </text:list>
            </text:list-item>
            <text:list-item>
              <text:p text:style-name="P51">Poder diminuir a quantidade de itens no carrinho</text:p>
              <text:list>
                <text:list-item>
                  <text:p text:style-name="P51">Descrição: Poder diminuir a quantidade de itens no carrinho</text:p>
                </text:list-item>
                <text:list-item>
                  <text:p text:style-name="P51">Resultado Esperado: Conseguir diminuir</text:p>
                </text:list-item>
                <text:list-item>
                  <text:p text:style-name="P52">Dados de Teste: Quantity</text:p>
                </text:list-item>
              </text:list>
            </text:list-item>
          </text:list>
        </text:list-item>
      </text:list>
      <text:p text:style-name="P46"><text:span text:style-name="Strong_20_Emphasis"><text:span text:style-name="T3">Caso de Teste 2:</text:span></text:span></text:p>
      <text:list text:style-name="L19">
        <text:list-item>
          <text:p text:style-name="P53">ID: 149589415</text:p>
        </text:list-item>
        <text:list-item>
          <text:p text:style-name="P53">Chave: SCRUM-T5</text:p>
        </text:list-item>
        <text:list-item>
          <text:p text:style-name="P53">Tipo de Parâmetro: TEST_DATA</text:p>
        </text:list-item>
        <text:list-item>
          <text:p text:style-name="P53">Criado por: GUILHERME BAREA</text:p>
        </text:list-item>
        <text:list-item>
          <text:p text:style-name="P53">Data de Criação: 2024-03-29 18:52:36 UTC</text:p>
        </text:list-item>
        <text:list-item>
          <text:p text:style-name="P53">Pasta: Sprint 2</text:p>
        </text:list-item>
        <text:list-item>
          <text:p text:style-name="P53">Issues Relacionadas: SCRUM-10</text:p>
        </text:list-item>
        <text:list-item>
          <text:p text:style-name="P53">Descrição: Como usuário gostaria de de poder ajustar a quantidade de itens adicionados ao carrinho pela página do produto.</text:p>
        </text:list-item>
        <text:list-item>
          <text:p text:style-name="P53">Nome: Aumentar ou diminuir a qtd de itens na página do produto para serem adicionados ao carrinho de compras</text:p>
        </text:list-item>
        <text:list-item>
          <text:p text:style-name="P53">Proprietário: 712020:250b079d-a3f1-4e3e-ac69-85637af3b03d</text:p>
        </text:list-item>
        <text:list-item>
          <text:p text:style-name="P53">Prioridade: Normal</text:p>
        </text:list-item>
        <text:list-item>
          <text:p text:style-name="P53">Status: Approved</text:p>
        </text:list-item>
        <text:list-item>
          <text:p text:style-name="P53">Parâmetros:</text:p>
          <text:list>
            <text:list-item>
              <text:p text:style-name="P53">Nome: QUANTITY</text:p>
            </text:list-item>
            <text:list-item>
              <text:p text:style-name="P53">Tipo: FREE_TEXT_INPUT</text:p>
            </text:list-item>
          </text:list>
        </text:list-item>
        <text:list-item>
          <text:p text:style-name="P53">Passos de Teste:</text:p>
          <text:list>
            <text:list-item>
              <text:p text:style-name="P53">Possibilitar a adição de itens de um determinado produto para adicionar no carrinho na sua página</text:p>
              <text:list>
                <text:list-item>
                  <text:p text:style-name="P53">Descrição: Possibilitar a adição de itens de um determinado produto para adicionar no carrinho na sua página</text:p>
                </text:list-item>
                <text:list-item>
                  <text:p text:style-name="P53">Resultado Esperado: Conseguir aumentar itens de uma vez só e adicionar no carrinho</text:p>
                </text:list-item>
                <text:list-item>
                  <text:p text:style-name="P53">Dados de Teste: QUANTITY</text:p>
                </text:list-item>
              </text:list>
            </text:list-item>
            <text:list-item>
              <text:p text:style-name="P53">Possibilitar a diminuição de itens de um determinado produto para adicionar no carrinho <text:soft-page-break/>na sua página</text:p>
              <text:list>
                <text:list-item>
                  <text:p text:style-name="P53">Descrição: Possibilitar a diminuição de itens de um determinado produto para adicionar no carrinho na sua página</text:p>
                </text:list-item>
                <text:list-item>
                  <text:p text:style-name="P53">Resultado Esperado: Poder diminuir os itens e adicionar no carrinho</text:p>
                </text:list-item>
                <text:list-item>
                  <text:p text:style-name="P54">Dados de Teste: QUANTITY</text:p>
                </text:list-item>
              </text:list>
            </text:list-item>
          </text:list>
        </text:list-item>
      </text:list>
      <text:p text:style-name="P46"><text:span text:style-name="Strong_20_Emphasis"><text:span text:style-name="T3">Caso de Teste 3:</text:span></text:span></text:p>
      <text:list text:style-name="L20">
        <text:list-item>
          <text:p text:style-name="P55">ID: 149589507</text:p>
        </text:list-item>
        <text:list-item>
          <text:p text:style-name="P55">Chave: SCRUM-T6</text:p>
        </text:list-item>
        <text:list-item>
          <text:p text:style-name="P55">Criado por: GUILHERME BAREA</text:p>
        </text:list-item>
        <text:list-item>
          <text:p text:style-name="P55">Data de Criação: 2024-03-29 19:01:54 UTC</text:p>
        </text:list-item>
        <text:list-item>
          <text:p text:style-name="P55">Pasta: Sprint 2</text:p>
        </text:list-item>
        <text:list-item>
          <text:p text:style-name="P55">Descrição: Pré-visualização do cart</text:p>
        </text:list-item>
        <text:list-item>
          <text:p text:style-name="P55">Objetivo: Ao passar o mouse por cima, deverá ser mostrado uma pré visualização do carrinho para o cliente</text:p>
        </text:list-item>
        <text:list-item>
          <text:p text:style-name="P55">Proprietário: 712020:250b079d-a3f1-4e3e-ac69-85637af3b03d</text:p>
        </text:list-item>
        <text:list-item>
          <text:p text:style-name="P55">Prioridade: Normal</text:p>
        </text:list-item>
        <text:list-item>
          <text:p text:style-name="P55">Status: Approved</text:p>
        </text:list-item>
        <text:list-item>
          <text:p text:style-name="P55">Detalhes do Teste:</text:p>
          <text:list>
            <text:list-item>
              <text:p text:style-name="P55">Dado que o cliente esteja fora do carrinho</text:p>
            </text:list-item>
            <text:list-item>
              <text:p text:style-name="P55">E esteja no computador</text:p>
            </text:list-item>
            <text:list-item>
              <text:p text:style-name="P55">Quando passar o mouse por cima do ícone do carrinho</text:p>
            </text:list-item>
            <text:list-item>
              <text:p text:style-name="P56">Então surgirá uma pré-visualização dos itens do carrinho</text:p>
            </text:list-item>
          </text:list>
        </text:list-item>
      </text:list>
      <text:p text:style-name="P46"><text:span text:style-name="Strong_20_Emphasis"><text:span text:style-name="T3">Caso de Teste 4:</text:span></text:span></text:p>
      <text:list text:style-name="L21">
        <text:list-item>
          <text:p text:style-name="P57">ID: 149589612</text:p>
        </text:list-item>
        <text:list-item>
          <text:p text:style-name="P57">Chave: SCRUM-T7</text:p>
        </text:list-item>
        <text:list-item>
          <text:p text:style-name="P57">Criado por: GUILHERME BAREA</text:p>
        </text:list-item>
        <text:list-item>
          <text:p text:style-name="P57">Data de Criação: 2024-03-29 19:14:02 UTC</text:p>
        </text:list-item>
        <text:list-item>
          <text:p text:style-name="P57">Pasta: Sprint 2</text:p>
        </text:list-item>
        <text:list-item>
          <text:p text:style-name="P57">Issues Relacionadas: SCRUM-12</text:p>
        </text:list-item>
        <text:list-item>
          <text:p text:style-name="P57">Descrição: Filtro por tags</text:p>
        </text:list-item>
        <text:list-item>
          <text:p text:style-name="P57">Objetivo: Possibilidade de filtrar itens por tags, como 'camisetas', e pesquisar por tags/palavra-chave 'chinelo'.</text:p>
        </text:list-item>
        <text:list-item>
          <text:p text:style-name="P57">Proprietário: 712020:250b079d-a3f1-4e3e-ac69-85637af3b03d</text:p>
        </text:list-item>
        <text:list-item>
          <text:p text:style-name="P57">Prioridade: Normal</text:p>
        </text:list-item>
        <text:list-item>
          <text:p text:style-name="P57">Status: Approved</text:p>
        </text:list-item>
        <text:list-item>
          <text:p text:style-name="P57">Detalhes do Teste:</text:p>
          <text:list>
            <text:list-item>
              <text:p text:style-name="P57">Dado que o cliente esteja na tela inicial de itens</text:p>
            </text:list-item>
            <text:list-item>
              <text:p text:style-name="P57">E esteja procurando algum item</text:p>
            </text:list-item>
            <text:list-item>
              <text:p text:style-name="P57">Quando clicar em 'filtros'</text:p>
            </text:list-item>
            <text:list-item>
              <text:p text:style-name="P58">Então será aberto opções de tags para filtrar os itens</text:p>
            </text:list-item>
          </text:list>
        </text:list-item>
      </text:list>
      <text:p text:style-name="P46"><text:span text:style-name="Strong_20_Emphasis"><text:span text:style-name="T3">Caso de Teste 5:</text:span></text:span></text:p>
      <text:list text:style-name="L22">
        <text:list-item>
          <text:p text:style-name="P59">ID: 149589811</text:p>
        </text:list-item>
        <text:list-item>
          <text:p text:style-name="P59">Chave: SCRUM-T8</text:p>
        </text:list-item>
        <text:list-item>
          <text:p text:style-name="P59">Criado por: GUILHERME BAREA</text:p>
        </text:list-item>
        <text:list-item>
          <text:p text:style-name="P59"><text:soft-page-break/>Data de Criação: 2024-03-29 19:18:09 UTC</text:p>
        </text:list-item>
        <text:list-item>
          <text:p text:style-name="P59">Pasta: Sprint 2</text:p>
        </text:list-item>
        <text:list-item>
          <text:p text:style-name="P59">Issues Relacionadas: SCRUM-12</text:p>
        </text:list-item>
        <text:list-item>
          <text:p text:style-name="P59">Descrição: Pesquisa por TAGS</text:p>
        </text:list-item>
        <text:list-item>
          <text:p text:style-name="P59">Objetivo: Pesquisar itens por tags, ex: camiseta, chinelo...</text:p>
        </text:list-item>
        <text:list-item>
          <text:p text:style-name="P59">Proprietário: 712020:250b079d-a3f1-4e3e-ac69-85637af3b03d</text:p>
        </text:list-item>
        <text:list-item>
          <text:p text:style-name="P59">Prioridade: Normal</text:p>
        </text:list-item>
        <text:list-item>
          <text:p text:style-name="P59">Status: Approved</text:p>
        </text:list-item>
        <text:list-item>
          <text:p text:style-name="P59">Detalhes do Teste:</text:p>
          <text:list>
            <text:list-item>
              <text:p text:style-name="P59">Dado que o cliente esteja na tela com barra de pesquisa</text:p>
            </text:list-item>
            <text:list-item>
              <text:p text:style-name="P59">E esteja em busca de algum item para compra, mas nada em específico</text:p>
            </text:list-item>
            <text:list-item>
              <text:p text:style-name="P59">Quando Clicar em 'pesquisar' e por a palavra chave 'camiseta'</text:p>
            </text:list-item>
            <text:list-item>
              <text:p text:style-name="P60">Então será apresentado itens com a tag 'camiseta'</text:p>
            </text:list-item>
          </text:list>
        </text:list-item>
      </text:list>
      <text:p text:style-name="P4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[#SCRUM-9] Como usuário gostaria de poder ajustar a quantidade de itens adicionados ao meu carrinho de compras.</dc:title>
    <dc:date>2024-03-29T16:47:29.621000000</dc:date>
    <meta:editing-duration>PT14M41S</meta:editing-duration>
    <meta:editing-cycles>1</meta:editing-cycles>
    <meta:generator>LibreOffice/7.6.2.1$Windows_X86_64 LibreOffice_project/56f7684011345957bbf33a7ee678afaf4d2ba333</meta:generator>
    <meta:document-statistic meta:table-count="20" meta:image-count="5" meta:object-count="0" meta:page-count="11" meta:paragraph-count="349" meta:word-count="2056" meta:character-count="13626" meta:non-whitespace-character-count="11893"/>
  </office:meta>
</office:document-meta>
</file>